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o1" style:family="table">
      <style:table-properties style:width="21.001cm" table:align="margins"/>
    </style:style>
    <style:style style:name="Tablo1.A" style:family="table-column">
      <style:table-column-properties style:column-width="10.5cm" style:rel-column-width="32767*"/>
    </style:style>
    <style:style style:name="Tablo1.B" style:family="table-column">
      <style:table-column-properties style:column-width="10.5cm" style:rel-column-width="32768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B1" style:family="table-cell">
      <style:table-cell-properties fo:padding="0.097cm" fo:border="0.002cm solid #000000"/>
    </style:style>
    <style:style style:name="Tablo2" style:family="table">
      <style:table-properties style:width="21.001cm" table:align="margins"/>
    </style:style>
    <style:style style:name="Tablo2.A" style:family="table-column">
      <style:table-column-properties style:column-width="1.909cm" style:rel-column-width="5955*"/>
    </style:style>
    <style:style style:name="Tablo2.C" style:family="table-column">
      <style:table-column-properties style:column-width="1.91cm" style:rel-column-width="5961*"/>
    </style:style>
    <style:style style:name="Tablo2.K" style:family="table-column">
      <style:table-column-properties style:column-width="1.912cm" style:rel-column-width="59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K1" style:family="table-cell">
      <style:table-cell-properties fo:padding="0.097cm" fo:border="0.002cm solid #000000"/>
    </style:style>
    <style:style style:name="Tablo3" style:family="table">
      <style:table-properties style:width="8.467cm" fo:margin-left="0.079cm" table:align="left"/>
    </style:style>
    <style:style style:name="Tablo3.A" style:family="table-column">
      <style:table-column-properties style:column-width="2.877cm"/>
    </style:style>
    <style:style style:name="Tablo3.B" style:family="table-column">
      <style:table-column-properties style:column-width="2.845cm"/>
    </style:style>
    <style:style style:name="Tablo3.C" style:family="table-column">
      <style:table-column-properties style:column-width="2.745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4" style:family="table">
      <style:table-properties style:width="8.5cm" fo:margin-left="0.079cm" table:align="left"/>
    </style:style>
    <style:style style:name="Tablo4.A" style:family="table-column">
      <style:table-column-properties style:column-width="2.91cm"/>
    </style:style>
    <style:style style:name="Tablo4.B" style:family="table-column">
      <style:table-column-properties style:column-width="2.812cm"/>
    </style:style>
    <style:style style:name="Tablo4.C" style:family="table-column">
      <style:table-column-properties style:column-width="2.778cm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C1" style:family="table-cell">
      <style:table-cell-properties fo:padding="0.097cm" fo:border="0.002cm solid #000000"/>
    </style:style>
    <style:style style:name="Tablo5" style:family="table">
      <style:table-properties style:width="21.001cm" table:align="margins"/>
    </style:style>
    <style:style style:name="Tablo5.A" style:family="table-column">
      <style:table-column-properties style:column-width="5.249cm" style:rel-column-width="16383*"/>
    </style:style>
    <style:style style:name="Tablo5.D" style:family="table-column">
      <style:table-column-properties style:column-width="5.251cm" style:rel-column-width="16386*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D1" style:family="table-cell">
      <style:table-cell-properties fo:padding="0.097cm" fo:border="0.002cm solid #000000"/>
    </style:style>
    <style:style style:name="Tablo6" style:family="table">
      <style:table-properties style:width="21.001cm" table:align="margins"/>
    </style:style>
    <style:style style:name="Tablo6.A" style:family="table-column">
      <style:table-column-properties style:column-width="7.001cm" style:rel-column-width="21845*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C1" style:family="table-cell">
      <style:table-cell-properties fo:padding="0.097cm" fo:border="0.002cm solid #000000"/>
    </style:style>
    <style:style style:name="Tablo7" style:family="table">
      <style:table-properties style:width="21.001cm" table:align="margins"/>
    </style:style>
    <style:style style:name="Tablo7.A" style:family="table-column">
      <style:table-column-properties style:column-width="7.001cm" style:rel-column-width="21845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C1" style:family="table-cell">
      <style:table-cell-properties fo:padding="0.097cm" fo:border="0.002cm solid #000000"/>
    </style:style>
    <style:style style:name="Tablo8" style:family="table">
      <style:table-properties style:width="21.001cm" table:align="margins"/>
    </style:style>
    <style:style style:name="Tablo8.A" style:family="table-column">
      <style:table-column-properties style:column-width="2.625cm" style:rel-column-width="8191*"/>
    </style:style>
    <style:style style:name="Tablo8.H" style:family="table-column">
      <style:table-column-properties style:column-width="2.626cm" style:rel-column-width="8198*"/>
    </style:style>
    <style:style style:name="Tablo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8.H1" style:family="table-cell">
      <style:table-cell-properties fo:padding="0.097cm" fo:border="0.002cm solid #000000"/>
    </style:style>
    <style:style style:name="Tablo9" style:family="table">
      <style:table-properties style:width="21.001cm" table:align="margins"/>
    </style:style>
    <style:style style:name="Tablo9.A" style:family="table-column">
      <style:table-column-properties style:column-width="2.625cm" style:rel-column-width="8191*"/>
    </style:style>
    <style:style style:name="Tablo9.H" style:family="table-column">
      <style:table-column-properties style:column-width="2.626cm" style:rel-column-width="8198*"/>
    </style:style>
    <style:style style:name="Tablo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9.H1" style:family="table-cell">
      <style:table-cell-properties fo:padding="0.097cm" fo:border="0.002cm solid #000000"/>
    </style:style>
    <style:style style:name="Tablo10" style:family="table">
      <style:table-properties style:width="21.001cm" table:align="margins"/>
    </style:style>
    <style:style style:name="Tablo10.A" style:family="table-column">
      <style:table-column-properties style:column-width="5.249cm" style:rel-column-width="16383*"/>
    </style:style>
    <style:style style:name="Tablo10.D" style:family="table-column">
      <style:table-column-properties style:column-width="5.251cm" style:rel-column-width="16386*"/>
    </style:style>
    <style:style style:name="Tablo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0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Liste_20_Paragraf"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indent="-0.635cm" style:auto-text-indent="false"/>
    </style:style>
    <style:style style:name="P11" style:family="paragraph" style:parent-style-name="Standard">
      <style:paragraph-properties fo:margin-left="0.034cm" fo:margin-right="0cm" fo:text-indent="-0.635cm" style:auto-text-indent="false">
        <style:tab-stops/>
      </style:paragraph-properties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Table_20_Contents">
      <style:text-properties fo:font-size="14pt" style:text-underline-style="solid" style:text-underline-width="auto" style:text-underline-color="font-color" style:font-size-asian="12.25pt" style:font-size-complex="14pt"/>
    </style:style>
    <style:style style:name="P15" style:family="paragraph" style:parent-style-name="Table_20_Contents">
      <style:text-properties fo:font-size="14pt" style:text-underline-style="none" style:font-size-asian="14pt" style:font-size-complex="14pt"/>
    </style:style>
    <style:style style:name="P16" style:family="paragraph" style:parent-style-name="Table_20_Contents">
      <style:text-properties fo:font-size="14pt" style:font-size-asian="12.25pt" style:font-size-complex="14pt"/>
    </style:style>
    <style:style style:name="P17" style:family="paragraph" style:parent-style-name="Table_20_Contents"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 style:master-page-name="MP0">
      <style:paragraph-properties style:page-number="auto" fo:break-before="page"/>
      <style:text-properties fo:font-size="30pt" style:font-size-asian="30pt" style:font-size-complex="30pt"/>
    </style:style>
    <style:style style:name="P19" style:family="paragraph" style:parent-style-name="Standard" style:list-style-name="L1">
      <style:text-properties fo:font-size="14pt" style:font-size-asian="14pt" style:font-size-complex="14pt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text-properties fo:font-size="15pt" style:font-size-asian="15pt" style:font-size-complex="15pt"/>
    </style:style>
    <style:style style:name="P22" style:family="paragraph" style:parent-style-name="Standard" style:list-style-name="L3"/>
    <style:style style:name="P23" style:family="paragraph">
      <style:paragraph-properties fo:text-align="center" style:writing-mode="lr-tb"/>
    </style:style>
    <style:style style:name="P24" style:family="paragraph">
      <style:paragraph-properties style:writing-mode="lr-tb" style:font-independent-line-spacing="false"/>
    </style:style>
    <style:style style:name="P25" style:family="paragraph">
      <style:paragraph-properties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style:writing-mode="lr-tb" style:font-independent-line-spacing="false"/>
      <style:text-properties style:text-underline-style="solid" style:text-underline-width="auto" style:text-und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4pt"/>
    </style:style>
    <style:style style:name="T3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4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language-asian="tr" style:country-asian="TR" style:font-size-complex="14pt" style:language-complex="ar" style:country-complex="SA"/>
    </style:style>
    <style:style style:name="T10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/>
        <style:text-properties style:font-name="StarSymbol"/>
      </text:list-level-style-bullet>
      <text:list-level-style-bullet text:level="2" text:style-name="WW_5f_CharLFO1LVL2" text:bullet-char="•">
        <style:list-level-properties/>
        <style:text-properties style:font-name="StarSymbol"/>
      </text:list-level-style-bullet>
      <text:list-level-style-bullet text:level="3" text:style-name="WW_5f_CharLFO1LVL3" text:bullet-char="•">
        <style:list-level-properties/>
        <style:text-properties style:font-name="StarSymbol"/>
      </text:list-level-style-bullet>
      <text:list-level-style-bullet text:level="4" text:style-name="WW_5f_CharLFO1LVL4" text:bullet-char="•">
        <style:list-level-properties/>
        <style:text-properties style:font-name="StarSymbol"/>
      </text:list-level-style-bullet>
      <text:list-level-style-bullet text:level="5" text:style-name="WW_5f_CharLFO1LVL5" text:bullet-char="•">
        <style:list-level-properties/>
        <style:text-properties style:font-name="StarSymbol"/>
      </text:list-level-style-bullet>
      <text:list-level-style-bullet text:level="6" text:style-name="WW_5f_CharLFO1LVL6" text:bullet-char="•">
        <style:list-level-properties/>
        <style:text-properties style:font-name="StarSymbol"/>
      </text:list-level-style-bullet>
      <text:list-level-style-bullet text:level="7" text:style-name="WW_5f_CharLFO1LVL7" text:bullet-char="•">
        <style:list-level-properties/>
        <style:text-properties style:font-name="StarSymbol"/>
      </text:list-level-style-bullet>
      <text:list-level-style-bullet text:level="8" text:style-name="WW_5f_CharLFO1LVL8" text:bullet-char="•">
        <style:list-level-properties/>
        <style:text-properties style:font-name="StarSymbol"/>
      </text:list-level-style-bullet>
      <text:list-level-style-bullet text:level="9" text:style-name="WW_5f_CharLFO1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/>
        <style:text-properties style:font-name="StarSymbol"/>
      </text:list-level-style-bullet>
      <text:list-level-style-bullet text:level="2" text:style-name="WW_5f_CharLFO2LVL2" text:bullet-char="●">
        <style:list-level-properties/>
        <style:text-properties style:font-name="StarSymbol"/>
      </text:list-level-style-bullet>
      <text:list-level-style-bullet text:level="3" text:style-name="WW_5f_CharLFO2LVL3" text:bullet-char="●">
        <style:list-level-properties/>
        <style:text-properties style:font-name="StarSymbol"/>
      </text:list-level-style-bullet>
      <text:list-level-style-bullet text:level="4" text:style-name="WW_5f_CharLFO2LVL4" text:bullet-char="●">
        <style:list-level-properties/>
        <style:text-properties style:font-name="StarSymbol"/>
      </text:list-level-style-bullet>
      <text:list-level-style-bullet text:level="5" text:style-name="WW_5f_CharLFO2LVL5" text:bullet-char="●">
        <style:list-level-properties/>
        <style:text-properties style:font-name="StarSymbol"/>
      </text:list-level-style-bullet>
      <text:list-level-style-bullet text:level="6" text:style-name="WW_5f_CharLFO2LVL6" text:bullet-char="●">
        <style:list-level-properties/>
        <style:text-properties style:font-name="StarSymbol"/>
      </text:list-level-style-bullet>
      <text:list-level-style-bullet text:level="7" text:style-name="WW_5f_CharLFO2LVL7" text:bullet-char="●">
        <style:list-level-properties/>
        <style:text-properties style:font-name="StarSymbol"/>
      </text:list-level-style-bullet>
      <text:list-level-style-bullet text:level="8" text:style-name="WW_5f_CharLFO2LVL8" text:bullet-char="●">
        <style:list-level-properties/>
        <style:text-properties style:font-name="StarSymbol"/>
      </text:list-level-style-bullet>
      <text:list-level-style-bullet text:level="9" text:style-name="WW_5f_CharLFO2LVL9" text:bullet-char="●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fill="none" fo:padding-top="-0.01cm" fo:padding-bottom="-0.01cm" fo:padding-left="-0.01cm" fo:padding-right="-0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2"/><text:span text:style-name="T8"><text:s text:c="31"/></text:span></text:p>
      <text:p text:style-name="P4"><text:tab/><text:tab/><text:tab/><text:tab/>E-BİLET SİSTEMİ İŞ KURALLARI</text:p>
      <text:list xml:id="list161585849" text:style-name="L1">
        <text:list-item>
          <text:p text:style-name="P19">Kullanıcı;</text:p>
        </text:list-item>
        <text:list-item>
          <text:p text:style-name="P19"><text:s/>ilk başta etkinlik kategorilerinden birini seçecek</text:p>
        </text:list-item>
        <text:list-item>
          <text:p text:style-name="P19">daha sonra <text:s/>seçtiği kategoriye ait etkinliği seçecek</text:p>
        </text:list-item>
        <text:list-item>
          <text:p text:style-name="P19">etkinliğin tarihini, fiyatını <text:s/>onaylayacak</text:p>
        </text:list-item>
        <text:list-item>
          <text:p text:style-name="P19">kaç bilet alacağını seçecek</text:p>
        </text:list-item>
        <text:list-item>
          <text:p text:style-name="P19">etkinlik mekanındaki salon ve koltuğunu seçecek</text:p>
        </text:list-item>
        <text:list-item>
          <text:p text:style-name="P19"><text:span text:style-name="Varsayılan_20_Paragraf_20_Yazı_20_Tipi"><text:span text:style-name="T8">Sistem, <text:s/>kullanıcının seçtiği koltuğu o kullanıcıya rezerve edecek…</text:span></text:span></text:p>
        </text:list-item>
      </text:list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><text:s text:c="32"/></text:span></text:span><text:span text:style-name="Varsayılan_20_Paragraf_20_Yazı_20_Tipi"><text:span text:style-name="T5"><text:s text:c="5"/>BÜTÜNLÜK KISILTLAMALARI</text:span></text:span></text:p>
      <text:p text:style-name="Standard"><text:span text:style-name="Varsayılan_20_Paragraf_20_Yazı_20_Tipi"><text:span text:style-name="T7">GUNCELLENECEK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list xml:id="list1689397683" text:style-name="L2">
        <text:list-item>
          <text:p text:style-name="P20"><text:span text:style-name="Varsayılan_20_Paragraf_20_Yazı_20_Tipi"><text:span text:style-name="T1">Her ETKINLIK_TIP'inin birden çok </text:span></text:span><text:span text:style-name="Varsayılan_20_Paragraf_20_Yazı_20_Tipi"><text:span text:style-name="T1">ETKINLIK_YER'i olabilir.</text:span></text:span><text:span text:style-name="Varsayılan_20_Paragraf_20_Yazı_20_Tipi"><text:span text:style-name="T1"><text:line-break/></text:span></text:span><text:span text:style-name="Varsayılan_20_Paragraf_20_Yazı_20_Tipi"><text:span text:style-name="T1">Her ETKINLIK_TIP'inin bir etkinlik_kod'u, etkinlik_tur'u vardır.</text:span></text:span></text:p>
        </text:list-item>
      </text:list>
      <text:p text:style-name="P1"/>
      <text:list xml:id="list1831572003" text:continue-numbering="true" text:style-name="L2">
        <text:list-item>
          <text:p text:style-name="P21">Her ETKINLIK_YER'inin bir MUSTERI'isi olabilir. ETKINLIK_YER'inin etkinlik_id, il-ilce_id, kapasite, etkinlik_kod, etkinlik_ad'ı vardır.<text:line-break/></text:p>
        </text:list-item>
        <text:list-item>
          <text:p text:style-name="P21">Her MUSTERI'nin <text:s/>bir İL-İLCE'si olacak ve MUSTERI'nin user_id, il-ilce_id, ad, soyad, ceptel, email bilgileri tutulacaktır.</text:p>
        </text:list-item>
      </text:list>
      <text:p text:style-name="P1"/>
      <text:list xml:id="list1144503583" text:continue-numbering="true" text:style-name="L2">
        <text:list-item>
          <text:p text:style-name="P21">Her ETKINLIK_YER'inin bir REZERVE bilgisi olacak ve REZERVE bilgilerinde; etkinlik_id, user_id ve koltuk_id bilgileri tutulacak.<text:line-break/></text:p>
        </text:list-item>
        <text:list-item>
          <text:p text:style-name="P21">Her ETKINLIK_YER'inin bir İL-İLCE'si olacak ve İL-İLCE'de il-ilce_id, il, ilce bilgileri tutulacak.<text:line-break/></text:p>
        </text:list-item>
        <text:list-item>
          <text:p text:style-name="P21">Her REZERVE edilen yerin bir KOLTUK bilgisi olacak, KOLTUK bilgisinde koltuk_id ve koltuk_kod bilgileri tutulacak.</text:p>
        </text:list-item>
      </text:list>
      <text:p text:style-name="P3"/>
      <text:p text:style-name="P3"><text:line-break/>VERİTABANI TABLOLARI VE VERİTABANI TABLO BİLGİLERİ</text:p>
      <text:p text:style-name="P2"/>
      <text:p text:style-name="P4"/>
      <text:list xml:id="list215149428" text:style-name="L3">
        <text:list-item>
          <text:p text:style-name="P22"><text:span text:style-name="Varsayılan_20_Paragraf_20_Yazı_20_Tipi"><text:span text:style-name="T8">KATEGORI(</text:span></text:span><text:span text:style-name="Varsayılan_20_Paragraf_20_Yazı_20_Tipi"><text:span text:style-name="T10">kategori_id, <text:s/></text:span></text:span><text:span text:style-name="Varsayılan_20_Paragraf_20_Yazı_20_Tipi"><text:span text:style-name="T12">kategori_ad</text:span></text:span><text:span text:style-name="Varsayılan_20_Paragraf_20_Yazı_20_Tipi"><text:span text:style-name="T8">)<text:line-break/></text:span></text:span></text:p>
        </text:list-item>
        <text:list-item>
          <text:p text:style-name="P22"><text:span text:style-name="Varsayılan_20_Paragraf_20_Yazı_20_Tipi"><text:span text:style-name="T8">ETKINLIK</text:span></text:span><text:span text:style-name="Varsayılan_20_Paragraf_20_Yazı_20_Tipi"><text:span text:style-name="T8">(</text:span></text:span><text:span text:style-name="Varsayılan_20_Paragraf_20_Yazı_20_Tipi"><text:span text:style-name="T10">etkinlik_id</text:span></text:span><text:span text:style-name="Varsayılan_20_Paragraf_20_Yazı_20_Tipi"><text:span text:style-name="T8">, </text:span></text:span><text:span text:style-name="Varsayılan_20_Paragraf_20_Yazı_20_Tipi"><text:span text:style-name="T8"><text:s/>etkinlik_ad</text:span></text:span><text:span text:style-name="Varsayılan_20_Paragraf_20_Yazı_20_Tipi"><text:span text:style-name="T8">, </text:span></text:span><text:span text:style-name="Varsayılan_20_Paragraf_20_Yazı_20_Tipi"><text:span text:style-name="T8">etkinlik</text:span></text:span><text:span text:style-name="Varsayılan_20_Paragraf_20_Yazı_20_Tipi"><text:span text:style-name="T8">_ilk </text:span></text:span><text:span text:style-name="Varsayılan_20_Paragraf_20_Yazı_20_Tipi"><text:span text:style-name="T8">_gun, etkinlik</text:span></text:span><text:span text:style-name="Varsayılan_20_Paragraf_20_Yazı_20_Tipi"><text:span text:style-name="T8">_ilk </text:span></text:span><text:span text:style-name="Varsayılan_20_Paragraf_20_Yazı_20_Tipi"><text:span text:style-name="T8">_ay, etkinlik</text:span></text:span><text:span text:style-name="Varsayılan_20_Paragraf_20_Yazı_20_Tipi"><text:span text:style-name="T8">_ilk</text:span></text:span><text:span text:style-name="Varsayılan_20_Paragraf_20_Yazı_20_Tipi"><text:span text:style-name="T8">_yil</text:span></text:span><text:span text:style-name="Varsayılan_20_Paragraf_20_Yazı_20_Tipi"><text:span text:style-name="T8">,</text:span></text:span><text:span text:style-name="Varsayılan_20_Paragraf_20_Yazı_20_Tipi"><text:span text:style-name="T8"> </text:span></text:span><text:span text:style-name="Varsayılan_20_Paragraf_20_Yazı_20_Tipi"><text:span text:style-name="T8">etkinlik_son _gun, etkinlik_son _ay, etkinlik_son_yil,</text:span></text:span><text:span text:style-name="Varsayılan_20_Paragraf_20_Yazı_20_Tipi"><text:span text:style-name="T8"> etkinlik_saat, etkinlik_durum</text:span></text:span><text:span text:style-name="Varsayılan_20_Paragraf_20_Yazı_20_Tipi"><text:span text:style-name="T8">, kategori_id</text:span></text:span><text:span text:style-name="Varsayılan_20_Paragraf_20_Yazı_20_Tipi"><text:span text:style-name="T8">)</text:span></text:span></text:p>
        </text:list-item>
      </text:list>
      <text:p text:style-name="Standard"/>
      <text:list xml:id="list1826909619" text:continue-numbering="true" text:style-name="L3">
        <text:list-item>
          <text:p text:style-name="P22"><text:span text:style-name="Varsayılan_20_Paragraf_20_Yazı_20_Tipi"><text:span text:style-name="T8">YER(</text:span></text:span><text:span text:style-name="Varsayılan_20_Paragraf_20_Yazı_20_Tipi"><text:span text:style-name="T11">yer_id</text:span></text:span><text:span text:style-name="Varsayılan_20_Paragraf_20_Yazı_20_Tipi"><text:span text:style-name="T8">, etkinlik_id, ililce_id, salon_id)</text:span></text:span></text:p>
        </text:list-item>
      </text:list>
      <text:p text:style-name="P9"/>
      <text:list xml:id="list2142365583" text:continue-numbering="true" text:style-name="L3">
        <text:list-item>
          <text:p text:style-name="P22"><text:span text:style-name="Varsayılan_20_Paragraf_20_Yazı_20_Tipi"><text:span text:style-name="T8">SALON(</text:span></text:span><text:span text:style-name="Varsayılan_20_Paragraf_20_Yazı_20_Tipi"><text:span text:style-name="T11">salon_id</text:span></text:span><text:span text:style-name="Varsayılan_20_Paragraf_20_Yazı_20_Tipi"><text:span text:style-name="T8">, salon_ad, salon_kapasite)<text:line-break/></text:span></text:span></text:p>
        </text:list-item>
        <text:list-item>
          <text:p text:style-name="P22"><text:span text:style-name="Varsayılan_20_Paragraf_20_Yazı_20_Tipi"><text:span text:style-name="T2">MEMBER(</text:span></text:span><text:span text:style-name="Varsayılan_20_Paragraf_20_Yazı_20_Tipi"><text:span text:style-name="T3">member_id</text:span></text:span><text:span text:style-name="Varsayılan_20_Paragraf_20_Yazı_20_Tipi"><text:span text:style-name="T2">, ililce_id, member_name, member_surname, member_email , <text:s/>member_username, member_password, member_telephone )</text:span></text:span></text:p>
        </text:list-item>
      </text:list>
      <text:p text:style-name="Standard"><text:soft-page-break/></text:p>
      <text:list xml:id="list1518679098" text:continue-numbering="true" text:style-name="L3">
        <text:list-item>
          <text:p text:style-name="P22"><text:span text:style-name="Varsayılan_20_Paragraf_20_Yazı_20_Tipi"><text:span text:style-name="T2">ADMIN(</text:span></text:span><text:span text:style-name="Varsayılan_20_Paragraf_20_Yazı_20_Tipi"><text:span text:style-name="T4">admin_id</text:span></text:span><text:span text:style-name="Varsayılan_20_Paragraf_20_Yazı_20_Tipi"><text:span text:style-name="T2">, admin_name, admin_surname, admin_password)</text:span></text:span></text:p>
        </text:list-item>
      </text:list>
      <text:p text:style-name="Standard"/>
      <text:list xml:id="list455182350" text:continue-numbering="true" text:style-name="L3">
        <text:list-item>
          <text:p text:style-name="P22"><text:span text:style-name="Varsayılan_20_Paragraf_20_Yazı_20_Tipi"><text:span text:style-name="T2">UCRET(</text:span></text:span><text:span text:style-name="Varsayılan_20_Paragraf_20_Yazı_20_Tipi"><text:span text:style-name="T4">ucret_id</text:span></text:span><text:span text:style-name="Varsayılan_20_Paragraf_20_Yazı_20_Tipi"><text:span text:style-name="T2">, ucret_ad, ucret_fiyat)<text:line-break/></text:span></text:span></text:p>
        </text:list-item>
        <text:list-item>
          <text:p text:style-name="P22"><text:span text:style-name="Varsayılan_20_Paragraf_20_Yazı_20_Tipi"><text:span text:style-name="T1">REZERVE</text:span></text:span><text:span text:style-name="Varsayılan_20_Paragraf_20_Yazı_20_Tipi"><text:span text:style-name="T8">(</text:span></text:span><text:span text:style-name="Varsayılan_20_Paragraf_20_Yazı_20_Tipi"><text:span text:style-name="T11">rezerve_id</text:span></text:span><text:span text:style-name="Varsayılan_20_Paragraf_20_Yazı_20_Tipi"><text:span text:style-name="T8">, rezerve_gun, rezerve_ay, rezerve_yil, yer_id, <text:s/>koltuk_id, ucret_id, member_id</text:span></text:span><text:span text:style-name="Varsayılan_20_Paragraf_20_Yazı_20_Tipi"><text:span text:style-name="T1">)<text:line-break/></text:span></text:span></text:p>
        </text:list-item>
        <text:list-item>
          <text:p text:style-name="P22"><text:span text:style-name="Varsayılan_20_Paragraf_20_Yazı_20_Tipi"><text:span text:style-name="T1">KOLTUK(</text:span></text:span><text:span text:style-name="Varsayılan_20_Paragraf_20_Yazı_20_Tipi"><text:span text:style-name="T10">koltuk_id</text:span></text:span><text:span text:style-name="Varsayılan_20_Paragraf_20_Yazı_20_Tipi"><text:span text:style-name="T8">, koltuk_a</text:span></text:span><text:span text:style-name="Varsayılan_20_Paragraf_20_Yazı_20_Tipi"><text:span text:style-name="T8">d</text:span></text:span><text:span text:style-name="Varsayılan_20_Paragraf_20_Yazı_20_Tipi"><text:span text:style-name="T8">, salon_id</text:span></text:span><text:span text:style-name="Varsayılan_20_Paragraf_20_Yazı_20_Tipi"><text:span text:style-name="T1">)</text:span></text:span><text:span text:style-name="Varsayılan_20_Paragraf_20_Yazı_20_Tipi"><text:span text:style-name="T1"><text:line-break/></text:span></text:span></text:p>
        </text:list-item>
        <text:list-item>
          <text:p text:style-name="P22"><text:span text:style-name="Varsayılan_20_Paragraf_20_Yazı_20_Tipi"><text:span text:style-name="T1">ILI</text:span></text:span><text:span text:style-name="Varsayılan_20_Paragraf_20_Yazı_20_Tipi"><text:span text:style-name="T1">LCE(</text:span></text:span><text:span text:style-name="Varsayılan_20_Paragraf_20_Yazı_20_Tipi"><text:span text:style-name="T10">il</text:span></text:span><text:span text:style-name="Varsayılan_20_Paragraf_20_Yazı_20_Tipi"><text:span text:style-name="T10">ilce_id</text:span></text:span><text:span text:style-name="Varsayılan_20_Paragraf_20_Yazı_20_Tipi"><text:span text:style-name="T8">, il, ilce</text:span></text:span><text:span text:style-name="Varsayılan_20_Paragraf_20_Yazı_20_Tipi"><text:span text:style-name="T1">)</text:span></text:span></text:p>
        </text:list-item>
      </text:list>
      <text:p text:style-name="P4"/>
      <text:p text:style-name="Standard"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2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Varsayılan_20_Paragraf_20_Yazı_20_Tipi"><text:span text:style-name="T8"/></text:span></text:p>
      <text:p text:style-name="P7"><text:span text:style-name="Varsayılan_20_Paragraf_20_Yazı_20_Tipi"><text:span text:style-name="T8"/></text:span></text:p>
      <text:p text:style-name="P7"><text:span text:style-name="Varsayılan_20_Paragraf_20_Yazı_20_Tipi"><text:span text:style-name="T8"><text:line-break/></text:span></text:span><text:span text:style-name="Varsayılan_20_Paragraf_20_Yazı_20_Tipi"><text:span text:style-name="T5">VARLIK İLİŞKİ ÇİZENEĞİ<text:line-break/></text:span></text:span></text:p>
      <text:p text:style-name="Standard"><draw:custom-shape text:anchor-type="paragraph" draw:z-index="23" draw:name="Serbest Form 19" draw:style-name="gr2" draw:text-style-name="P24" svg:width="2.752cm" svg:height="0.726cm" svg:x="0.035cm" svg:y="0.464cm"><text:p text:style-name="P23"><text:span text:style-name="T14">kategori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4" draw:name="Serbest Form 20" draw:style-name="gr2" draw:text-style-name="P24" svg:width="3.493cm" svg:height="0.726cm" svg:x="12.338cm" svg:y="0.549cm"><text:p text:style-name="P23"><text:span text:style-name="T14">etkinli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1" draw:name="Serbest Form 26" draw:style-name="gr2" draw:text-style-name="P24" svg:width="3.209cm" svg:height="0.726cm" svg:x="8.786cm" svg:y="0.333cm"><text:p text:style-name="P23">etkinlik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oft-page-break/><text:span text:style-name="Varsayılan_20_Paragraf_20_Yazı_20_Tipi"><text:span text:style-name="T9"><text:tab/><text:tab/><text:tab/><text:tab/><text:tab/><text:tab/><text:tab/></text:span></text:span></text:p>
      <text:p text:style-name="P4"><draw:connector text:anchor-type="paragraph" draw:z-index="95" draw:name="Düz Bağlayıcı 21" draw:style-name="gr3" draw:type="line" svg:x1="11.053cm" svg:y1="1.626cm" svg:x2="10.458cm" svg:y2="0.54cm" svg:d="m6266 922-337-616"><text:p/></draw:connector><text:tab/><text:tab/><text:tab/><text:tab/><text:tab/><text:tab/><text:tab/></text:p>
      <text:p text:style-name="Standard"><draw:connector text:anchor-type="paragraph" draw:z-index="21" draw:name="Düz Bağlayıcı 21" draw:style-name="gr3" draw:type="line" svg:x1="1.422cm" svg:y1="1.141cm" svg:x2="0.827cm" svg:y2="0.055cm" svg:d="m806 647-337-616"><text:p/></draw:connector><draw:connector text:anchor-type="paragraph" draw:z-index="30" draw:name="Düz Bağlayıcı 22" draw:style-name="gr3" draw:type="line" svg:x1="11.703cm" svg:y1="1.058cm" svg:x2="12.959cm" svg:y2="0.139cm" svg:d="m6635 600 712-521"><text:p/></draw:connector><draw:custom-shape text:anchor-type="paragraph" draw:z-index="93" draw:name="Serbest Form 26" draw:style-name="gr2" draw:text-style-name="P24" svg:width="3.821cm" svg:height="0.726cm" svg:x="12.959cm" svg:y="0.333cm"><text:p text:style-name="P23">etkinlik_ilk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ustom-shape text:anchor-type="paragraph" draw:z-index="1" draw:name="Dikdörtgen 23" draw:style-name="gr1" draw:text-style-name="P24" draw:id="id1" svg:width="2.514cm" svg:height="1.622cm" svg:x="9.19cm" svg:y="0.49cm"><text:p text:style-name="P23">ETKINLIK</text:p><draw:enhanced-geometry svg:viewBox="0 0 21600 21600" draw:type="non-primitive" draw:enhanced-path="M 0 0 L 21600 0 21600 21600 0 21600 Z N"/></draw:custom-shape><draw:custom-shape text:anchor-type="paragraph" draw:z-index="4" draw:name="Serbest Form 24" draw:style-name="gr2" draw:text-style-name="P24" svg:width="2.026cm" svg:height="2.029cm" svg:x="5.472cm" svg:y="0.242cm"><text:p text:style-name="P23">kategori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96" draw:name="Düz Bağlayıcı 22" draw:style-name="gr3" draw:type="line" svg:x1="11.703cm" svg:y1="1.032cm" svg:x2="12.959cm" svg:y2="0.113cm" svg:d="m6635 585 712-521"><text:p/></draw:connector><text:span text:style-name="Varsayılan_20_Paragraf_20_Yazı_20_Tipi"><text:span text:style-name="T9"/></text:span></text:p>
      <text:p text:style-name="Standard"><draw:custom-shape text:anchor-type="paragraph" draw:z-index="2" draw:name="Dikdörtgen 25" draw:style-name="gr1" draw:text-style-name="P24" svg:width="2.317cm" svg:height="1.565cm" svg:x="1.423cm" svg:y="0.005cm"><text:p text:style-name="P23">KATEGORI</text:p><draw:enhanced-geometry svg:viewBox="0 0 21600 21600" draw:type="non-primitive" draw:enhanced-path="M 0 0 L 21600 0 21600 21600 0 21600 Z N"/></draw:custom-shape><draw:custom-shape text:anchor-type="paragraph" draw:z-index="25" draw:name="Serbest Form 26" draw:style-name="gr2" draw:text-style-name="P24" svg:width="4.188cm" svg:height="0.726cm" svg:x="12.464cm" svg:y="0.201cm"><text:p text:style-name="P23">etkinlik_ilk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frame draw:style-name="fr1" draw:name="Metin Kutusu 27" text:anchor-type="paragraph" svg:x="4.3cm" svg:y="0.12cm" svg:width="0.75cm" style:rel-width="scale" svg:height="0.536cm" style:rel-height="scale" draw:z-index="47"><draw:text-box><text:p text:style-name="Normal"><text:span text:style-name="Varsayılan_20_Paragraf_20_Yazı_20_Tipi"><text:span text:style-name="T6">1</text:span></text:span></text:p></draw:text-box></draw:frame><draw:frame draw:style-name="fr1" draw:name="Metin Kutusu 28" text:anchor-type="paragraph" svg:x="7.899cm" svg:y="0.134cm" svg:width="0.764cm" style:rel-width="scale" svg:height="0.554cm" style:rel-height="scale" draw:z-index="48"><draw:text-box><text:p text:style-name="Normal"><text:span text:style-name="Varsayılan_20_Paragraf_20_Yazı_20_Tipi"><text:span text:style-name="T6">N</text:span></text:span></text:p></draw:text-box></draw:frame><text:span text:style-name="Varsayılan_20_Paragraf_20_Yazı_20_Tipi"><text:span text:style-name="T9"/></text:span></text:p>
      <text:p text:style-name="Standard"><draw:connector text:anchor-type="paragraph" draw:z-index="8" draw:name="Düz Bağlayıcı 29" draw:style-name="gr3" draw:type="line" svg:x1="3.739cm" svg:y1="0.086cm" svg:x2="5.461cm" svg:y2="0.086cm" svg:d="m2120 49h976"><text:p/></draw:connector><draw:connector text:anchor-type="paragraph" draw:z-index="9" draw:name="Düz Bağlayıcı 30" draw:style-name="gr3" draw:type="line" svg:x1="7.497cm" svg:y1="0.118cm" svg:x2="9.151cm" svg:y2="0.086cm" svg:d="m4250 67 938-18"><text:p/></draw:connector><draw:connector text:anchor-type="paragraph" draw:z-index="31" draw:name="Düz Bağlayıcı 31" draw:style-name="gr3" draw:type="line" svg:x1="11.703cm" svg:y1="0.042cm" svg:x2="12.428cm" svg:y2="0.011cm" svg:d="m6635 24 411-18"><text:p/></draw:connector><text:span text:style-name="Varsayılan_20_Paragraf_20_Yazı_20_Tipi"><text:span text:style-name="T9"/></text:span></text:p>
      <text:p text:style-name="P4"><draw:custom-shape text:anchor-type="paragraph" draw:z-index="94" draw:name="Serbest Form 26" draw:style-name="gr2" draw:text-style-name="P24" svg:width="3.978cm" svg:height="0.726cm" svg:x="12.428cm" svg:y="0.011cm"><text:p text:style-name="P23">etkinlik_ilk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22" draw:name="Düz Bağlayıcı 35" draw:style-name="gr3" draw:type="line" svg:x1="1.605cm" svg:y1="0.434cm" svg:x2="1.244cm" svg:y2="1.215cm" svg:d="m910 246-205 443"><text:p/></draw:connector><draw:connector text:anchor-type="paragraph" draw:z-index="99" draw:name="Düz Bağlayıcı 22" draw:style-name="gr3" draw:type="line" svg:x1="8.759cm" svg:y1="1.326cm" svg:x2="10.015cm" svg:y2="0.407cm" svg:d="m4966 752 712-521"><text:p/></draw:connector><draw:connector text:anchor-type="paragraph" draw:z-index="97" draw:name="Düz Bağlayıcı 38" draw:style-name="gr3" draw:type="line" svg:x1="10.319cm" svg:y1="0.374cm" svg:x2="10.352cm" svg:y2="2.464cm" svg:d="m5850 212 19 1185"><text:p/></draw:connector><draw:connector text:anchor-type="paragraph" draw:z-index="34" draw:name="Düz Bağlayıcı 39" draw:style-name="gr3" draw:type="line" svg:x1="11.192cm" svg:y1="0.407cm" svg:x2="11.192cm" svg:y2="3.545cm" svg:d="m6345 231v1779"><text:p/></draw:connector><draw:connector text:anchor-type="paragraph" draw:z-index="33" draw:name="Düz Bağlayıcı 38" draw:style-name="gr3" draw:type="line" svg:x1="11.444cm" svg:y1="0.407cm" svg:x2="11.478cm" svg:y2="2.498cm" svg:d="m6488 231 19 1185"><text:p/></draw:connector><draw:connector text:anchor-type="paragraph" draw:z-index="32" draw:name="Düz Bağlayıcı 37" draw:style-name="gr3" draw:type="line" svg:x1="11.703cm" svg:y1="0.407cm" svg:x2="12.035cm" svg:y2="1.344cm" svg:d="m6635 231 188 531"><text:p/></draw:connector><draw:connector text:anchor-type="paragraph" draw:z-index="120" draw:name="Düz Bağlayıcı 31" draw:style-name="gr3" draw:type="line" svg:x1="11.703cm" svg:y1="0.254cm" svg:x2="12.428cm" svg:y2="0.222cm" svg:d="m6635 144 411-18"><text:p/></draw:connector><draw:connector text:anchor-type="paragraph" draw:z-index="121" draw:name="Düz Bağlayıcı 39" draw:style-name="gr3" draw:type="line" svg:x1="10.636cm" svg:y1="0.318cm" svg:x2="10.636cm" svg:y2="3.455cm" svg:d="m6030 180v1779"><text:p/></draw:connector></text:p>
      <text:p text:style-name="Standard"><draw:frame draw:style-name="fr1" draw:name="Çerçeve1" text:anchor-type="paragraph" svg:x="6.126cm" svg:y="0.173cm" svg:width="0.75cm" style:rel-width="scale" svg:height="0.536cm" style:rel-height="scale" draw:z-index="153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9"/></text:span></text:p>
      <text:p text:style-name="Standard"><draw:custom-shape text:anchor-type="paragraph" draw:z-index="26" draw:name="Serbest Form 42" draw:style-name="gr2" draw:text-style-name="P24" svg:width="4.268cm" svg:height="0.726cm" svg:x="11.591cm" svg:y="0.143cm"><text:p text:style-name="P25"><text:s text:c="5"/>etkinlik_son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0" draw:name="Serbest Form 41" draw:style-name="gr2" draw:text-style-name="P24" svg:width="2.659cm" svg:height="0.726cm" svg:x="0.102cm" svg:y="0.104cm"><text:p text:style-name="P25"><text:s/>kategori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2" draw:name="Serbest Form 26" draw:style-name="gr2" draw:text-style-name="P24" svg:width="2.694cm" svg:height="0.726cm" svg:x="7.322cm" svg:y="0.191cm"><text:p text:style-name="P23">kategori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ustom-shape text:anchor-type="paragraph" draw:z-index="100" draw:name="Serbest Form 24" draw:style-name="gr2" draw:text-style-name="P24" svg:width="1.853cm" svg:height="1.966cm" svg:x="4.586cm" svg:y="0cm"><text:p text:style-name="P23">etkinlik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52" draw:name="Düz Bağlayıcı 29" draw:style-name="gr3" draw:type="line" svg:x1="5.486cm" svg:y1="0cm" svg:x2="9.19cm" svg:y2="-2.107cm" draw:end-shape="id1" svg:d="m3110 0 2100-1195"><text:p/></draw:connector><text:span text:style-name="Varsayılan_20_Paragraf_20_Yazı_20_Tipi"><text:span text:style-name="T9"/></text:span></text:p>
      <text:p text:style-name="Standard"><draw:custom-shape text:anchor-type="paragraph" draw:z-index="29" draw:name="Serbest Form 46" draw:style-name="gr2" draw:text-style-name="P24" svg:width="4.209cm" svg:height="0.726cm" svg:x="11.331cm" svg:y="0.168cm"><text:p text:style-name="P25"><text:s text:c="3"/>etkinlik_son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98" draw:name="Serbest Form 26" draw:style-name="gr2" draw:text-style-name="P24" svg:width="3.289cm" svg:height="0.726cm" svg:x="7.257cm" svg:y="0.192cm"><text:p text:style-name="P23">etkinlik_durum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text:span text:style-name="Varsayılan_20_Paragraf_20_Yazı_20_Tipi"><text:span text:style-name="T9"/></text:span></text:p>
      <text:p text:style-name="Standard"><draw:custom-shape text:anchor-type="paragraph" draw:z-index="27" draw:name="Serbest Form 49" draw:style-name="gr2" draw:text-style-name="P24" svg:width="4.142cm" svg:height="0.726cm" svg:x="11.081cm" svg:y="0.048cm"><text:p text:style-name="P25"><text:s text:c="3"/>etkinlik_son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8" draw:name="Serbest Form 50" draw:style-name="gr2" draw:text-style-name="P24" svg:width="3.811cm" svg:height="0.726cm" svg:x="7.086cm" svg:y="0.048cm"><text:p text:style-name="P25"><text:s text:c="4"/>etkinlik_saat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54" draw:name="Düz Bağlayıcı 30" draw:style-name="gr3" draw:type="line" svg:x1="2.947cm" svg:y1="2.997cm" svg:x2="5.526cm" svg:y2="0.261cm" draw:start-shape="id2" draw:start-glue-point="0" svg:d="m1671 1699 1462-1551"><text:p/></draw:connector><text:span text:style-name="Varsayılan_20_Paragraf_20_Yazı_20_Tipi"><text:span text:style-name="T9"/></text:span></text:p>
      <text:p text:style-name="P4"><draw:frame draw:style-name="fr1" draw:name="Çerçeve5" text:anchor-type="paragraph" svg:x="4.089cm" svg:y="0.374cm" svg:width="0.764cm" style:rel-width="scale" svg:height="0.554cm" style:rel-height="scale" draw:z-index="155"><draw:text-box><text:p text:style-name="Normal"><text:span text:style-name="Varsayılan_20_Paragraf_20_Yazı_20_Tipi"><text:span text:style-name="T6">N</text:span></text:span></text:p></draw:text-box></draw:frame></text:p>
      <text:p text:style-name="Standard"><draw:custom-shape text:anchor-type="paragraph" draw:z-index="16" draw:name="Serbest Form 54" draw:style-name="gr2" draw:text-style-name="P24" svg:width="1.92cm" svg:height="0.726cm" svg:x="0.129cm" svg:y="0.254cm"><text:p text:style-name="P25"><text:span text:style-name="T14">yer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5" draw:name="Serbest Form 55" draw:style-name="gr2" draw:text-style-name="P24" svg:width="2.214cm" svg:height="0.763cm" svg:x="10.552cm" svg:y="0.102cm"><text:p text:style-name="P23"><text:span text:style-name="T14">ililce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9"/></text:span></text:p>
      <text:p text:style-name="Standard"><draw:connector text:anchor-type="paragraph" draw:z-index="119" draw:name="Düz Bağlayıcı 77" draw:style-name="gr3" draw:type="line" svg:x1="1.52cm" svg:y1="0.411cm" svg:x2="2.048cm" svg:y2="1.279cm" svg:d="m862 233 299 492"><text:p/></draw:connector><draw:connector text:anchor-type="paragraph" draw:z-index="41" draw:name="Düz Bağlayıcı 57" draw:style-name="gr3" draw:type="line" svg:x1="10.735cm" svg:y1="1.228cm" svg:x2="11.396cm" svg:y2="0.233cm" svg:d="m6086 696 375-564"><text:p/></draw:connector><text:span text:style-name="Varsayılan_20_Paragraf_20_Yazı_20_Tipi"><text:span text:style-name="T9"/></text:span></text:p>
      <text:p text:style-name="P4"><draw:custom-shape text:anchor-type="paragraph" draw:z-index="6" draw:name="Serbest Form 64" draw:style-name="gr2" draw:text-style-name="P24" svg:width="1.602cm" svg:height="1.789cm" svg:x="5.683cm" svg:y="0.4cm"><text:p text:style-name="P23">ilce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01" draw:name="Serbest Form 84" draw:style-name="gr2" draw:text-style-name="P24" svg:width="1.92cm" svg:height="0.726cm" svg:x="11.658cm" svg:y="0.37cm"><text:p text:style-name="P23"><text:s text:c="5"/>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p>
      <text:p text:style-name="Standard"><draw:custom-shape text:anchor-type="paragraph" draw:z-index="55" draw:name="Dikdörtgen 60" draw:style-name="gr1" draw:text-style-name="P24" draw:id="id2" svg:width="2.324cm" svg:height="1.2cm" svg:x="1.787cm" svg:y="0.157cm"><text:p text:style-name="P23">YER</text:p><draw:enhanced-geometry svg:viewBox="0 0 21600 21600" draw:type="non-primitive" draw:enhanced-path="M 0 0 L 21600 0 21600 21600 0 21600 Z N"/></draw:custom-shape><draw:frame draw:style-name="fr1" draw:name="Metin Kutusu 92" text:anchor-type="paragraph" svg:x="4.591cm" svg:y="0.166cm" svg:width="0.764cm" style:rel-width="scale" svg:height="0.577cm" style:rel-height="scale" draw:z-index="46"><draw:text-box><text:p text:style-name="Normal"><text:span text:style-name="Varsayılan_20_Paragraf_20_Yazı_20_Tipi"><text:span text:style-name="T6">N</text:span></text:span></text:p></draw:text-box></draw:frame><draw:frame draw:style-name="fr1" draw:name="Metin Kutusu 91" text:anchor-type="paragraph" svg:x="7.673cm" svg:y="0.199cm" svg:width="0.751cm" style:rel-width="scale" svg:height="0.524cm" style:rel-height="scale" draw:z-index="45"><draw:text-box><text:p text:style-name="Normal"><text:span text:style-name="Varsayılan_20_Paragraf_20_Yazı_20_Tipi"><text:span text:style-name="T6">1</text:span></text:span></text:p></draw:text-box></draw:frame><draw:custom-shape text:anchor-type="paragraph" draw:z-index="56" draw:name="Dikdörtgen 61" draw:style-name="gr1" draw:text-style-name="P24" draw:id="id5" svg:width="2.033cm" svg:height="1.371cm" svg:x="9.089cm" svg:y="0.092cm"><text:p text:style-name="P23">ILILCE</text:p><draw:enhanced-geometry svg:viewBox="0 0 21600 21600" draw:type="non-primitive" draw:enhanced-path="M 0 0 L 21600 0 21600 21600 0 21600 Z N"/></draw:custom-shape><draw:connector text:anchor-type="paragraph" draw:z-index="42" draw:name="Düz Bağlayıcı 88" draw:style-name="gr3" draw:type="line" svg:x1="11.121cm" svg:y1="0.284cm" svg:x2="11.652cm" svg:y2="0.284cm" svg:d="m6305 161h301"><text:p/></draw:connector><text:span text:style-name="Varsayılan_20_Paragraf_20_Yazı_20_Tipi"><text:span text:style-name="T9"/></text:span></text:p>
      <text:p text:style-name="Standard"><draw:connector text:anchor-type="paragraph" draw:z-index="10" draw:name="Düz Bağlayıcı 66" draw:style-name="gr3" draw:type="line" svg:x1="5.697cm" svg:y1="0.173cm" svg:x2="4.11cm" svg:y2="0.141cm" svg:d="m3230 98-900-18"><text:p/></draw:connector><draw:connector text:anchor-type="paragraph" draw:z-index="11" draw:name="Düz Bağlayıcı 67" draw:style-name="gr3" draw:type="line" svg:x1="7.285cm" svg:y1="0.166cm" svg:x2="9.142cm" svg:y2="0.18cm" svg:d="m4130 94 1053 8"><text:p/></draw:connector><draw:custom-shape text:anchor-type="paragraph" draw:z-index="102" draw:name="Serbest Form 84" draw:style-name="gr2" draw:text-style-name="P24" svg:width="1.92cm" svg:height="0.726cm" svg:x="11.684cm" svg:y="0.187cm"><text:p text:style-name="P23"><text:s text:c="2"/>ilc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/text:p>
      <text:p text:style-name="Standard"><draw:connector text:anchor-type="paragraph" draw:z-index="122" draw:name="Düz Bağlayıcı 88" draw:style-name="gr3" draw:type="line" svg:x1="11.121cm" svg:y1="0.03cm" svg:x2="11.652cm" svg:y2="0.03cm" svg:d="m6305 17h301"><text:p/></draw:connector><draw:connector text:anchor-type="paragraph" draw:z-index="19" draw:name="Düz Bağlayıcı 78" draw:style-name="gr3" draw:type="line" svg:x1="2.147cm" svg:y1="0.302cm" svg:x2="1.199cm" svg:y2="0.619cm" svg:d="m1217 171-537 180"><text:p/></draw:connector><draw:connector text:anchor-type="paragraph" draw:z-index="13" draw:name="Düz Bağlayıcı 71" draw:style-name="gr3" draw:id="id3" draw:type="line" svg:x1="4.11cm" svg:y1="0.302cm" svg:x2="7.006cm" svg:y2="1.864cm" svg:d="m2330 171 1642 886"><text:p/></draw:connector><draw:connector text:anchor-type="paragraph" draw:z-index="166" draw:name="Düz Bağlayıcı 90" draw:style-name="gr3" draw:type="line" svg:x1="3.574cm" svg:y1="0.302cm" svg:x2="3.304cm" svg:y2="1.512cm" draw:end-shape="id7" draw:end-glue-point="4" svg:d="m2026 171-153 686"><text:p/></draw:connector></text:p>
      <text:p text:style-name="Standard"><draw:frame draw:style-name="fr1" draw:name="Metin Kutusu 100" text:anchor-type="paragraph" svg:x="5.424cm" svg:y="4.657cm" svg:width="0.831cm" style:rel-width="scale" svg:height="0.52cm" style:rel-height="scale" draw:z-index="54"><draw:text-box><text:p text:style-name="Normal"><text:span text:style-name="Varsayılan_20_Paragraf_20_Yazı_20_Tipi"><text:span text:style-name="T6">N</text:span></text:span></text:p></draw:text-box></draw:frame><draw:connector text:anchor-type="paragraph" draw:z-index="53" draw:name="Düz Bağlayıcı 99" draw:style-name="gr3" draw:type="line" svg:x1="12.943cm" svg:y1="4.844cm" svg:x2="13.788cm" svg:y2="5.537cm" svg:d="m7338 2746 479 393"><text:p/></draw:connector><draw:connector text:anchor-type="paragraph" draw:z-index="52" draw:name="Düz Bağlayıcı 98" draw:style-name="gr3" draw:type="line" svg:x1="12.943cm" svg:y1="4.235cm" svg:x2="13.372cm" svg:y2="4.212cm" svg:d="m7338 2401 243-13"><text:p/></draw:connector><draw:connector text:anchor-type="paragraph" draw:z-index="51" draw:name="Düz Bağlayıcı 97" draw:style-name="gr3" draw:type="line" svg:x1="11.624cm" svg:y1="3.971cm" svg:x2="12.308cm" svg:y2="3.004cm" svg:d="m6590 2251 388-548"><text:p/></draw:connector><draw:frame draw:style-name="fr1" draw:name="Metin Kutusu 94" text:anchor-type="paragraph" svg:x="8.671cm" svg:y="3.697cm" svg:width="0.864cm" style:rel-width="scale" svg:height="0.564cm" style:rel-height="scale" draw:z-index="50"><draw:text-box><text:p text:style-name="Normal"><text:span text:style-name="Varsayılan_20_Paragraf_20_Yazı_20_Tipi"><text:span text:style-name="T6">1</text:span></text:span></text:p></draw:text-box></draw:frame><draw:frame draw:style-name="fr1" draw:name="Metin Kutusu 93" text:anchor-type="paragraph" svg:x="5.412cm" svg:y="0.372cm" svg:width="0.79cm" style:rel-width="scale" svg:height="0.582cm" style:rel-height="scale" draw:z-index="49"><draw:text-box><text:p text:style-name="Normal"><text:span text:style-name="Varsayılan_20_Paragraf_20_Yazı_20_Tipi"><text:span text:style-name="T6">N</text:span></text:span></text:p></draw:text-box></draw:frame><draw:connector text:anchor-type="paragraph" draw:z-index="44" draw:name="Düz Bağlayıcı 90" draw:style-name="gr3" draw:type="line" svg:x1="2.859cm" svg:y1="4.99cm" svg:x2="2.297cm" svg:y2="5.763cm" svg:d="m1621 2829-319 438"><text:p/></draw:connector><draw:connector text:anchor-type="paragraph" draw:z-index="43" draw:name="Düz Bağlayıcı 89" draw:style-name="gr3" draw:type="line" svg:x1="2.859cm" svg:y1="4.593cm" svg:x2="2.265cm" svg:y2="4.075cm" svg:d="m1621 2604-337-294"><text:p/></draw:connector><draw:custom-shape text:anchor-type="paragraph" draw:z-index="39" draw:name="Serbest Form 86" draw:style-name="gr2" draw:text-style-name="P24" svg:width="1.92cm" svg:height="0.726cm" svg:x="11.381cm" svg:y="2.328cm"><text:p text:style-name="P25"><text:span text:style-name="T14">salon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8" draw:name="Serbest Form 85" draw:style-name="gr2" draw:text-style-name="P24" svg:width="1.92cm" svg:height="0.726cm" svg:x="0.538cm" svg:y="4.593cm"><text:p text:style-name="P25">koltuk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7" draw:name="Serbest Form 84" draw:style-name="gr2" draw:text-style-name="P24" svg:width="1.92cm" svg:height="0.726cm" svg:x="13.351cm" svg:y="3.738cm"><text:p text:style-name="P23">salon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36" draw:name="Serbest Form 83" draw:style-name="gr2" draw:text-style-name="P24" svg:width="1.92cm" svg:height="0.726cm" svg:x="0.94cm" svg:y="3.35cm"><text:p text:style-name="P23"><text:span text:style-name="T14">koltu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8" draw:name="Serbest Form 76" draw:style-name="gr2" draw:text-style-name="P24" svg:width="1.92cm" svg:height="0.726cm" svg:x="-0.132cm" svg:y="0.138cm"><text:p text:style-name="P25">il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7" draw:name="Serbest Form 75" draw:style-name="gr2" draw:text-style-name="P24" draw:id="id7" svg:width="2.356cm" svg:height="0.802cm" svg:x="2.125cm" svg:y="1.025cm"><text:p text:style-name="P25">etkinlik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5" draw:name="Serbest Form 73" draw:style-name="gr2" draw:text-style-name="P24" svg:width="1.92cm" svg:height="0.726cm" svg:x="-0.005cm" svg:y="1.323cm"><text:p text:style-name="P25"><text:s text:c="2"/>salon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4" draw:name="Düz Bağlayıcı 72" draw:style-name="gr3" draw:type="line" svg:x1="7.098cm" svg:y1="3.464cm" svg:x2="10.379cm" svg:y2="4.579cm" svg:d="m4024 1964 1860 632"><text:p/></draw:connector><draw:connector text:anchor-type="paragraph" draw:z-index="12" draw:name="Düz Bağlayıcı 68" draw:style-name="gr3" draw:type="line" svg:x1="6.86cm" svg:y1="5.043cm" svg:x2="5.271cm" svg:y2="5.052cm" svg:d="m3889 2859-901 5"><text:p/></draw:connector><draw:custom-shape text:anchor-type="paragraph" draw:z-index="7" draw:name="Serbest Form 65" draw:style-name="gr2" draw:text-style-name="P24" draw:id="id6" svg:width="1.537cm" svg:height="2.091cm" svg:x="6.833cm" svg:y="3.995cm"><text:p text:style-name="P23">salon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5" draw:name="Serbest Form 62" draw:style-name="gr2" draw:text-style-name="P24" svg:width="1.53cm" svg:height="2.087cm" svg:x="6.285cm" svg:y="1.378cm"><text:p text:style-name="P23">salon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3" draw:name="Dikdörtgen 59" draw:style-name="gr1" draw:text-style-name="P24" svg:width="2.389cm" svg:height="1.44cm" svg:x="2.859cm" svg:y="4.593cm"><text:p text:style-name="P23">KOLTUK</text:p><draw:enhanced-geometry svg:viewBox="0 0 21600 21600" draw:type="non-primitive" draw:enhanced-path="M 0 0 L 21600 0 21600 21600 0 21600 Z N"/></draw:custom-shape><draw:custom-shape text:anchor-type="paragraph" draw:z-index="0" draw:name="Dikdörtgen 58" draw:style-name="gr1" draw:text-style-name="P24" svg:width="2.565cm" svg:height="1.428cm" svg:x="10.379cm" svg:y="3.971cm"><text:p text:style-name="P23">SALON</text:p><draw:enhanced-geometry svg:viewBox="0 0 21600 21600" draw:type="non-primitive" draw:enhanced-path="M 0 0 L 21600 0 21600 21600 0 21600 Z N"/></draw:custom-shape><draw:custom-shape text:anchor-type="paragraph" draw:z-index="40" draw:name="Serbest Form 87" draw:style-name="gr2" draw:text-style-name="P24" svg:width="2.885cm" svg:height="0.726cm" svg:x="13.788cm" svg:y="5.248cm"><text:p text:style-name="P23">salon_kapasit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03" draw:name="Serbest Form 85" draw:style-name="gr2" draw:text-style-name="P24" svg:width="1.92cm" svg:height="0.726cm" svg:x="0.644cm" svg:y="5.763cm"><text:p text:style-name="P25">salon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23" draw:name="Düz Bağlayıcı 98" draw:style-name="gr3" draw:type="line" svg:x1="2.431cm" svg:y1="4.87cm" svg:x2="2.859cm" svg:y2="4.847cm" svg:d="m1378 2761 243-13"><text:p/></draw:connector><draw:custom-shape text:anchor-type="paragraph" draw:z-index="104" draw:name="Dikdörtgen 59" draw:style-name="gr1" draw:text-style-name="P24" svg:width="2.204cm" svg:height="1.29cm" svg:x="2.436cm" svg:y="8.606cm"><text:p text:style-name="P23">REZERVE</text:p><draw:enhanced-geometry svg:viewBox="0 0 21600 21600" draw:type="non-primitive" draw:enhanced-path="M 0 0 L 21600 0 21600 21600 0 21600 Z N"/></draw:custom-shape><draw:connector text:anchor-type="paragraph" draw:z-index="117" draw:name="Düz Bağlayıcı 89" draw:style-name="gr3" draw:type="line" svg:x1="2.436cm" svg:y1="8.606cm" svg:x2="1.842cm" svg:y2="8.087cm" svg:d="m1381 4879-337-294"><text:p/></draw:connector><draw:custom-shape text:anchor-type="paragraph" draw:z-index="109" draw:name="Serbest Form 83" draw:style-name="gr2" draw:text-style-name="P24" svg:width="2.1cm" svg:height="0.726cm" svg:x="0.067cm" svg:y="7.362cm"><text:p text:style-name="P23"><text:span text:style-name="T14">rezerve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18" draw:name="Düz Bağlayıcı 89" draw:style-name="gr3" draw:type="line" svg:x1="5.233cm" svg:y1="9.585cm" svg:x2="4.639cm" svg:y2="9.066cm" svg:d="m2967 5434-337-294"><text:p/></draw:connector><draw:custom-shape text:anchor-type="paragraph" draw:z-index="108" draw:name="Serbest Form 85" draw:style-name="gr2" draw:text-style-name="P24" svg:width="2.25cm" svg:height="0.726cm" svg:x="5.233cm" svg:y="9.4cm"><text:p text:style-name="P25">rezerve_gun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14" draw:name="Düz Bağlayıcı 98" draw:style-name="gr3" draw:type="line" svg:x1="2.007cm" svg:y1="8.761cm" svg:x2="2.436cm" svg:y2="8.738cm" svg:d="m1138 4967 243-13"><text:p/></draw:connector><draw:custom-shape text:anchor-type="paragraph" draw:z-index="111" draw:name="Serbest Form 85" draw:style-name="gr2" draw:text-style-name="P24" svg:width="1.43cm" svg:height="0.726cm" svg:x="0.617cm" svg:y="8.341cm"><text:p text:style-name="P25">y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13" draw:name="Düz Bağlayıcı 98" draw:style-name="gr3" draw:type="line" svg:x1="2.007cm" svg:y1="9.426cm" svg:x2="2.436cm" svg:y2="9.403cm" svg:d="m1138 5344 243-13"><text:p/></draw:connector><draw:custom-shape text:anchor-type="paragraph" draw:z-index="112" draw:name="Serbest Form 85" draw:style-name="gr2" draw:text-style-name="P24" svg:width="1.544cm" svg:height="0.726cm" svg:x="0.512cm" svg:y="9.193cm"><text:p text:style-name="P25">ucret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24" draw:name="Serbest Form 65" draw:style-name="gr2" draw:text-style-name="P24" svg:width="1.696cm" svg:height="1.773cm" svg:x="3.209cm" svg:y="6.376cm"><text:p text:style-name="P23">koltuk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25" draw:name="Düz Bağlayıcı 97" draw:style-name="gr3" draw:type="line" svg:x1="3.865cm" svg:y1="6.489cm" svg:x2="4.348cm" svg:y2="6.033cm" svg:d="m2191 3679 274-259"><text:p/></draw:connector><draw:frame draw:style-name="fr1" draw:name="Çerçeve3" text:anchor-type="paragraph" svg:x="3.071cm" svg:y="7.971cm" svg:width="0.639cm" style:rel-width="scale" svg:height="0.478cm" style:rel-height="scale" draw:z-index="126"><draw:text-box><text:p text:style-name="Normal"><text:span text:style-name="Varsayılan_20_Paragraf_20_Yazı_20_Tipi"><text:span text:style-name="T13">N</text:span></text:span></text:p></draw:text-box></draw:frame><draw:frame draw:style-name="fr1" draw:name="Çerçeve4" text:anchor-type="paragraph" svg:x="4.235cm" svg:y="6.172cm" svg:width="0.639cm" style:rel-width="scale" svg:height="0.478cm" style:rel-height="scale" draw:z-index="127"><draw:text-box><text:p text:style-name="Normal"><text:span text:style-name="Varsayılan_20_Paragraf_20_Yazı_20_Tipi"><text:span text:style-name="T13">1</text:span></text:span></text:p></draw:text-box></draw:frame><draw:custom-shape text:anchor-type="paragraph" draw:z-index="129" draw:name="Serbest Form 65" draw:style-name="gr2" draw:text-style-name="P24" draw:id="id4" svg:width="1.537cm" svg:height="2.091cm" svg:x="6.357cm" svg:y="6.429cm"><text:p text:style-name="P23">yer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37" draw:name="Serbest Form 64" draw:style-name="gr2" draw:text-style-name="P24" draw:id="id8" svg:width="1.602cm" svg:height="1.789cm" svg:x="9.308cm" svg:y="7.541cm"><text:p text:style-name="P23">ilce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38" draw:name="Düz Bağlayıcı 89" draw:style-name="gr3" draw:type="line" svg:x1="8.687cm" svg:y1="9.446cm" svg:x2="4.639cm" svg:y2="8.924cm" svg:d="m4925 5355-2295-296"><text:p/></draw:connector><draw:custom-shape text:anchor-type="paragraph" draw:z-index="139" draw:name="Serbest Form 64" draw:style-name="gr2" draw:text-style-name="P24" draw:id="id9" svg:width="1.867cm" svg:height="1.789cm" svg:x="7.906cm" svg:y="9.437cm"><text:p text:style-name="P23">member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frame draw:style-name="fr1" draw:name="Çerçeve9" text:anchor-type="paragraph" svg:x="7.482cm" svg:y="8.881cm" svg:width="0.831cm" style:rel-width="scale" svg:height="0.52cm" style:rel-height="scale" draw:z-index="140"><draw:text-box><text:p text:style-name="Normal"><text:span text:style-name="Varsayılan_20_Paragraf_20_Yazı_20_Tipi"><text:span text:style-name="T6">N</text:span></text:span></text:p></draw:text-box></draw:frame><draw:custom-shape text:anchor-type="paragraph" draw:z-index="145" draw:name="Serbest Form 87" draw:style-name="gr2" draw:text-style-name="P24" draw:id="id13" svg:width="2.885cm" svg:height="0.726cm" svg:x="13.021cm" svg:y="8.184cm"><text:p text:style-name="P23">member_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46" draw:name="Serbest Form 87" draw:style-name="gr2" draw:text-style-name="P24" svg:width="3.313cm" svg:height="0.726cm" svg:x="16.064cm" svg:y="9.192cm"><text:p text:style-name="P23">member_sur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56" draw:name="Düz Bağlayıcı 67" draw:style-name="gr3" draw:type="line" svg:x1="4.11cm" svg:y1="-0.184cm" svg:x2="7.105cm" svg:y2="6.443cm" draw:start-shape="id3" draw:start-glue-point="2" svg:d="m2330-105 1698 3758"><text:p/></draw:connector><draw:frame draw:style-name="fr1" draw:name="Çerçeve6" text:anchor-type="paragraph" svg:x="5.126cm" svg:y="2.877cm" svg:width="0.864cm" style:rel-width="scale" svg:height="0.564cm" style:rel-height="scale" draw:z-index="157"><draw:text-box><text:p text:style-name="Normal"><text:span text:style-name="Varsayılan_20_Paragraf_20_Yazı_20_Tipi"><text:span text:style-name="T6">1</text:span></text:span></text:p></draw:text-box></draw:frame><draw:connector text:anchor-type="paragraph" draw:z-index="158" draw:name="Düz Bağlayıcı 69" draw:style-name="gr3" draw:type="line" svg:x1="4.639cm" svg:y1="8.608cm" svg:x2="7.124cm" svg:y2="8.52cm" draw:end-shape="id4" draw:end-glue-point="6" svg:d="m2630 4880 1409-50"><text:p/></draw:connector><draw:frame draw:style-name="fr1" draw:name="Çerçeve2" text:anchor-type="paragraph" svg:x="5.683cm" svg:y="8.089cm" svg:width="0.831cm" style:rel-width="scale" svg:height="0.52cm" style:rel-height="scale" draw:z-index="159"><draw:text-box><text:p text:style-name="Normal"><text:span text:style-name="Varsayılan_20_Paragraf_20_Yazı_20_Tipi"><text:span text:style-name="T6">N</text:span></text:span></text:p></draw:text-box></draw:frame><draw:connector text:anchor-type="paragraph" draw:z-index="160" draw:name="Düz Bağlayıcı 97" draw:style-name="gr3" draw:type="line" svg:x1="3.6cm" svg:y1="8.606cm" svg:x2="4.083cm" svg:y2="8.149cm" svg:d="m2041 4879 274-259"><text:p/></draw:connector><draw:connector text:anchor-type="paragraph" draw:z-index="161" draw:name="Düz Bağlayıcı 69" draw:style-name="gr3" draw:type="line" svg:x1="10.105cm" svg:y1="-0.078cm" svg:x2="10.141cm" svg:y2="7.541cm" draw:start-shape="id5" svg:d="m5729-45 20 4320"><text:p/></draw:connector><draw:frame draw:style-name="fr1" draw:name="Çerçeve11" text:anchor-type="paragraph" svg:x="9.513cm" svg:y="6.272cm" svg:width="0.843cm" style:rel-width="scale" svg:height="0.561cm" style:rel-height="scale" draw:z-index="162"><draw:text-box><text:p text:style-name="Normal"><text:span text:style-name="Varsayılan_20_Paragraf_20_Yazı_20_Tipi"><text:span text:style-name="T6">1</text:span></text:span></text:p></draw:text-box></draw:frame><draw:connector text:anchor-type="paragraph" draw:z-index="163" draw:name="Düz Bağlayıcı 67" draw:style-name="gr3" draw:type="line" svg:x1="8.37cm" svg:y1="5.039cm" svg:x2="10.379cm" svg:y2="4.995cm" draw:start-shape="id6" draw:start-glue-point="7" svg:d="m4745 2857 1139-25"><text:p/></draw:connector><draw:frame draw:style-name="fr1" draw:name="Çerçeve13" text:anchor-type="paragraph" svg:x="8.671cm" svg:y="4.579cm" svg:width="0.864cm" style:rel-width="scale" svg:height="0.737cm" style:rel-height="scale" draw:z-index="164"><draw:text-box><text:p text:style-name="Normal"><text:span text:style-name="Varsayılan_20_Paragraf_20_Yazı_20_Tipi"><text:span text:style-name="T6">1</text:span></text:span></text:p></draw:text-box></draw:frame><draw:connector text:anchor-type="paragraph" draw:z-index="165" draw:name="Düz Bağlayıcı 97" draw:style-name="gr3" draw:type="line" svg:x1="1.919cm" svg:y1="1.468cm" svg:x2="3.047cm" svg:y2="-0.184cm" draw:end-shape="id2" draw:end-glue-point="2" svg:d="m1131 832 640-937"><text:p/></draw:connector><draw:frame draw:style-name="fr1" draw:name="Çerçeve10" text:anchor-type="paragraph" svg:x="11.451cm" svg:y="9.305cm" svg:width="0.831cm" style:rel-width="scale" svg:height="0.52cm" style:rel-height="scale" draw:z-index="170"><draw:text-box><text:p text:style-name="Normal"><text:span text:style-name="Varsayılan_20_Paragraf_20_Yazı_20_Tipi"><text:span text:style-name="T6">N</text:span></text:span></text:p></draw:text-box></draw:frame><draw:connector text:anchor-type="paragraph" draw:z-index="180" draw:name="Düz Bağlayıcı 89" draw:style-name="gr3" draw:type="line" svg:x1="15.52cm" svg:y1="10.359cm" svg:x2="14.464cm" svg:y2="8.909cm" draw:end-shape="id13" draw:end-glue-point="6" svg:d="m8799 5873-599-822"><text:p/></draw:connector><text:span text:style-name="Varsayılan_20_Paragraf_20_Yazı_20_Tipi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Standard"><draw:connector text:anchor-type="paragraph" draw:z-index="116" draw:name="Düz Bağlayıcı 99" draw:style-name="gr3" draw:type="line" svg:x1="4.639cm" svg:y1="0.118cm" svg:x2="5.484cm" svg:y2="0.811cm" svg:d="m2630 67 479 393"><text:p/></draw:connector><draw:connector text:anchor-type="paragraph" draw:z-index="115" draw:name="Düz Bağlayıcı 99" draw:style-name="gr3" draw:type="line" svg:x1="3.475cm" svg:y1="0.321cm" svg:x2="4.32cm" svg:y2="1.014cm" svg:d="m1970 182 479 393"><text:p/></draw:connector><draw:connector text:anchor-type="paragraph" draw:z-index="173" draw:name="Düz Bağlayıcı 67" draw:style-name="gr3" draw:type="line" svg:x1="4.32cm" svg:y1="0.321cm" svg:x2="6.384cm" svg:y2="2.524cm" draw:end-shape="id10" draw:end-glue-point="4" svg:d="m2449 182 1170 1249"><text:p/></draw:connector><draw:connector text:anchor-type="paragraph" draw:z-index="175" draw:name="Düz Bağlayıcı 97" draw:style-name="gr3" draw:type="line" svg:x1="2.178cm" svg:y1="0.801cm" svg:x2="2.662cm" svg:y2="0.344cm" svg:d="m1235 454 274-259"><text:p/></draw:connector><draw:connector text:anchor-type="paragraph" draw:z-index="176" draw:name="Düz Bağlayıcı 99" draw:style-name="gr3" draw:type="line" svg:x1="2.893cm" svg:y1="0.367cm" svg:x2="2.364cm" svg:y2="2.136cm" draw:end-shape="id11" svg:d="m1640 208-300 1003"><text:p/></draw:connector><draw:connector text:anchor-type="paragraph" draw:z-index="181" draw:name="Düz Bağlayıcı 97" draw:style-name="gr3" draw:type="line" svg:x1="16.406cm" svg:y1="0.785cm" svg:x2="16.889cm" svg:y2="0.328cm" svg:d="m9301 445 274-259"><text:p/></draw:connector><text:span text:style-name="Varsayılan_20_Paragraf_20_Yazı_20_Tipi"><text:span text:style-name="T8"/></text:span></text:p>
      <text:p text:style-name="Standard"><draw:custom-shape text:anchor-type="paragraph" draw:z-index="105" draw:name="Serbest Form 85" draw:style-name="gr2" draw:text-style-name="P24" svg:width="2.117cm" svg:height="0.726cm" svg:x="0.062cm" svg:y="0.111cm"><text:p text:style-name="P25">rezerve_ay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07" draw:name="Serbest Form 85" draw:style-name="gr2" draw:text-style-name="P24" svg:width="1.92cm" svg:height="0.726cm" svg:x="5.484cm" svg:y="0.243cm"><text:p text:style-name="P25">koltuk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10" draw:name="Serbest Form 85" draw:style-name="gr2" draw:text-style-name="P24" svg:width="2.132cm" svg:height="0.726cm" svg:x="2.734cm" svg:y="0.492cm"><text:p text:style-name="P25">memb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36" draw:name="Dikdörtgen 59" draw:style-name="gr1" draw:text-style-name="P24" svg:width="2.204cm" svg:height="1.29cm" svg:x="15.136cm" svg:y="0.217cm"><text:p text:style-name="P23">MEMBER</text:p><draw:enhanced-geometry svg:viewBox="0 0 21600 21600" draw:type="non-primitive" draw:enhanced-path="M 0 0 L 21600 0 21600 21600 0 21600 Z N"/></draw:custom-shape><draw:custom-shape text:anchor-type="paragraph" draw:z-index="141" draw:name="Serbest Form 85" draw:style-name="gr2" draw:text-style-name="P24" svg:width="2.132cm" svg:height="0.726cm" svg:x="17.815cm" svg:y="0.034cm"><text:p text:style-name="P25">memb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44" draw:name="Düz Bağlayıcı 98" draw:style-name="gr3" draw:type="line" svg:x1="17.339cm" svg:y1="0.485cm" svg:x2="17.768cm" svg:y2="0.462cm" svg:d="m9830 275 243-13"><text:p/></draw:connector><draw:connector text:anchor-type="paragraph" draw:z-index="167" draw:name="Düz Bağlayıcı 67" draw:style-name="gr3" draw:type="line" svg:x1="10.109cm" svg:y1="-0.812cm" svg:x2="15.136cm" svg:y2="0.413cm" draw:start-shape="id8" draw:start-glue-point="6" svg:d="m5731-461 2850 695"><text:p/></draw:connector><text:span text:style-name="Varsayılan_20_Paragraf_20_Yazı_20_Tipi"><text:span text:style-name="T8"/></text:span></text:p>
      <text:p text:style-name="Standard"><draw:custom-shape text:anchor-type="paragraph" draw:z-index="142" draw:name="Serbest Form 76" draw:style-name="gr2" draw:text-style-name="P24" svg:width="1.92cm" svg:height="0.726cm" svg:x="17.806cm" svg:y="0.328cm"><text:p text:style-name="P25">il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68" draw:name="Düz Bağlayıcı 67" draw:style-name="gr3" draw:type="line" svg:x1="8.839cm" svg:y1="0.515cm" svg:x2="15.136cm" svg:y2="0.533cm" draw:start-shape="id9" draw:start-glue-point="6" svg:d="m5011 292 3570 10"><text:p/></draw:connector><draw:frame draw:style-name="fr1" draw:name="Çerçeve12" text:anchor-type="paragraph" svg:x="10.703cm" svg:y="0.145cm" svg:width="0.843cm" style:rel-width="scale" svg:height="0.561cm" style:rel-height="scale" draw:z-index="169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8"/></text:span></text:p>
      <text:p text:style-name="Standard"><draw:connector text:anchor-type="paragraph" draw:z-index="143" draw:name="Düz Bağlayıcı 98" draw:style-name="gr3" draw:type="line" svg:x1="17.378cm" svg:y1="0.026cm" svg:x2="17.806cm" svg:y2="0.004cm" svg:d="m9852 15 243-13"><text:p/></draw:connector><draw:connector text:anchor-type="paragraph" draw:z-index="151" draw:name="Düz Bağlayıcı 89" draw:style-name="gr3" draw:type="line" svg:x1="18.071cm" svg:y1="1.82cm" svg:x2="16.418cm" svg:y2="0.37cm" svg:d="m10245 1032-937-822"><text:p/></draw:connector><draw:frame draw:style-name="fr1" draw:name="Çerçeve7" text:anchor-type="paragraph" svg:x="5.525cm" svg:y="0.053cm" svg:width="0.831cm" style:rel-width="scale" svg:height="0.656cm" style:rel-height="scale" draw:z-index="174"><draw:text-box><text:p text:style-name="Normal"><text:span text:style-name="Varsayılan_20_Paragraf_20_Yazı_20_Tipi"><text:span text:style-name="T6">N</text:span></text:span></text:p></draw:text-box></draw:frame><draw:custom-shape text:anchor-type="paragraph" draw:z-index="106" draw:name="Serbest Form 85" draw:style-name="gr2" draw:text-style-name="P24" draw:id="id11" svg:width="2.117cm" svg:height="0.726cm" svg:x="0.247cm" svg:y="0.071cm"><text:p text:style-name="P25">rezerve_y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77" draw:name="Düz Bağlayıcı 97" draw:style-name="gr3" draw:type="line" svg:x1="15.136cm" svg:y1="0.827cm" svg:x2="15.619cm" svg:y2="0.37cm" svg:d="m8581 469 274-259"><text:p/></draw:connector><draw:connector text:anchor-type="paragraph" draw:z-index="178" draw:name="Düz Bağlayıcı 89" draw:style-name="gr3" draw:type="line" svg:x1="16.159cm" svg:y1="2.722cm" svg:x2="15.836cm" svg:y2="0.37cm" draw:start-shape="id12" svg:d="m9161 1543-183-1333"><text:p/></draw:connector><draw:connector text:anchor-type="paragraph" draw:z-index="182" draw:name="Düz Bağlayıcı 99" draw:style-name="gr3" draw:type="line" svg:x1="17.339cm" svg:y1="0.37cm" svg:x2="18.184cm" svg:y2="1.064cm" svg:d="m9830 210 479 393"><text:p/></draw:connector><text:span text:style-name="Varsayılan_20_Paragraf_20_Yazı_20_Tipi"><text:span text:style-name="T8"/></text:span></text:p>
      <text:p text:style-name="Standard"><draw:custom-shape text:anchor-type="paragraph" draw:z-index="135" draw:name="Serbest Form 65" draw:style-name="gr2" draw:text-style-name="P24" draw:id="id10" svg:width="1.537cm" svg:height="2.091cm" svg:x="5.616cm" svg:y="0.252cm"><text:p text:style-name="P23">ucret_id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47" draw:name="Serbest Form 87" draw:style-name="gr2" draw:text-style-name="P24" svg:width="2.885cm" svg:height="0.726cm" svg:x="18.101cm" svg:y="0.175cm"><text:p text:style-name="P23">member_ema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48" draw:name="Serbest Form 87" draw:style-name="gr2" draw:text-style-name="P24" svg:width="3.62cm" svg:height="0.726cm" svg:x="11.836cm" svg:y="0.259cm"><text:p text:style-name="P23">member_telephon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draw:custom-shape text:anchor-type="paragraph" draw:z-index="150" draw:name="Serbest Form 87" draw:style-name="gr2" draw:text-style-name="P24" svg:width="3.604cm" svg:height="0.726cm" svg:x="16.725cm" svg:y="0.116cm"><text:p text:style-name="P23">member_usernam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draw:custom-shape text:anchor-type="paragraph" draw:z-index="130" draw:name="Serbest Form 85" draw:style-name="gr2" draw:text-style-name="P27" svg:width="1.544cm" svg:height="0.726cm" svg:x="0.406cm" svg:y="0.037cm"><text:p text:style-name="P25"><text:span text:style-name="T15">ucret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149" draw:name="Serbest Form 87" draw:style-name="gr2" draw:text-style-name="P24" draw:id="id12" svg:width="3.79cm" svg:height="0.726cm" svg:x="14.265cm" svg:y="0.45cm"><text:p text:style-name="P23">member_passwor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draw:connector text:anchor-type="paragraph" draw:z-index="131" draw:name="Düz Bağlayıcı 89" draw:style-name="gr3" draw:type="line" svg:x1="2.198cm" svg:y1="0.713cm" svg:x2="1.603cm" svg:y2="0.194cm" svg:d="m1246 404-337-294"><text:p/></draw:connector><draw:frame draw:style-name="fr1" draw:name="Çerçeve8" text:anchor-type="paragraph" svg:x="5.041cm" svg:y="0.071cm" svg:width="0.843cm" style:rel-width="scale" svg:height="0.561cm" style:rel-height="scale" draw:z-index="172"><draw:text-box><text:p text:style-name="Normal"><text:span text:style-name="Varsayılan_20_Paragraf_20_Yazı_20_Tipi"><text:span text:style-name="T6">1</text:span></text:span></text:p></draw:text-box></draw:frame><text:span text:style-name="Varsayılan_20_Paragraf_20_Yazı_20_Tipi"><text:span text:style-name="T8"/></text:span></text:p>
      <text:p text:style-name="Standard"><draw:custom-shape text:anchor-type="paragraph" draw:z-index="128" draw:name="Dikdörtgen 59" draw:style-name="gr1" draw:text-style-name="P24" svg:width="2.204cm" svg:height="1.29cm" svg:x="2.198cm" svg:y="0.145cm"><text:p text:style-name="P23">UCRET</text:p><draw:enhanced-geometry svg:viewBox="0 0 21600 21600" draw:type="non-primitive" draw:enhanced-path="M 0 0 L 21600 0 21600 21600 0 21600 Z N"/></draw:custom-shape><draw:connector text:anchor-type="paragraph" draw:z-index="132" draw:name="Düz Bağlayıcı 89" draw:style-name="gr3" draw:type="line" svg:x1="2.198cm" svg:y1="1.064cm" svg:x2="1.464cm" svg:y2="1.453cm" svg:d="m1246 603-416 221"><text:p/></draw:connector><draw:connector text:anchor-type="paragraph" draw:z-index="171" draw:name="Düz Bağlayıcı 67" draw:style-name="gr3" draw:type="line" svg:x1="4.401cm" svg:y1="0.323cm" svg:x2="6.384cm" svg:y2="-0.496cm" draw:end-shape="id10" draw:end-glue-point="6" svg:d="m2495 183 1124-465"><text:p/></draw:connector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draw:custom-shape text:anchor-type="paragraph" draw:z-index="133" draw:name="Serbest Form 85" draw:style-name="gr2" draw:text-style-name="P24" svg:width="1.544cm" svg:height="0.726cm" svg:x="-17.808cm" svg:y="0.305cm"><text:p text:style-name="P25">ucret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179" draw:name="Düz Bağlayıcı 97" draw:style-name="gr3" draw:type="line" svg:x1="2.595cm" svg:y1="0.755cm" svg:x2="3.078cm" svg:y2="0.298cm" svg:d="m1471 428 274-259"><text:p/></draw:connector><text:span text:style-name="Varsayılan_20_Paragraf_20_Yazı_20_Tipi"><text:span text:style-name="T8"/></text:span></text:p>
      <text:p text:style-name="Standard"><draw:custom-shape text:anchor-type="paragraph" draw:z-index="134" draw:name="Serbest Form 85" draw:style-name="gr2" draw:text-style-name="P24" svg:width="2.135cm" svg:height="0.726cm" svg:x="1.737cm" svg:y="0.145cm"><text:p text:style-name="P25">ucret_fiyat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Standard"><text:span text:style-name="Varsayılan_20_Paragraf_20_Yazı_20_Tipi"><text:span text:style-name="T8"/></text:span></text:p>
      <text:p text:style-name="P10"><text:soft-page-break/><text:span text:style-name="Varsayılan_20_Paragraf_20_Yazı_20_Tipi"><text:span text:style-name="T5"><text:s text:c="42"/>İLİŞKİSEL ŞEMA ÇİZENEĞİ</text:span></text:span><text:span text:style-name="Varsayılan_20_Paragraf_20_Yazı_20_Tipi"><text:span text:style-name="T8"><text:line-break/><text:line-break/></text:span></text:span><text:span text:style-name="Varsayılan_20_Paragraf_20_Yazı_20_Tipi"><text:span text:style-name="T2">KATEGORI</text:span></text:span><text:span text:style-name="Varsayılan_20_Paragraf_20_Yazı_20_Tipi"><text:span text:style-name="T8"><text:line-break/></text:span>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13">kategori_id</text:p>
          </table:table-cell>
          <table:table-cell table:style-name="Tablo1.B1" office:value-type="string">
            <text:p text:style-name="P15">kategori_ad</text:p>
          </table:table-cell>
        </table:table-row>
      </table:table>
      <text:p text:style-name="P11"><draw:line text:anchor-type="paragraph" draw:z-index="57" draw:style-name="gr4" draw:text-style-name="P26" svg:x1="19.879cm" svg:y1="1.965cm" svg:x2="19.853cm" svg:y2="0.642cm"><text:p/></draw:line><draw:line text:anchor-type="paragraph" draw:z-index="58" draw:style-name="gr4" draw:text-style-name="P26" svg:x1="1.543cm" svg:y1="0.536cm" svg:x2="19.852cm" svg:y2="0.642cm"><text:p/></draw:line><draw:line text:anchor-type="paragraph" draw:z-index="59" draw:style-name="gr4" draw:text-style-name="P26" svg:x1="1.543cm" svg:y1="0.06cm" svg:x2="1.543cm" svg:y2="0.536cm"><text:p/></draw:line><draw:line text:anchor-type="paragraph" draw:z-index="60" draw:style-name="gr4" draw:text-style-name="P26" svg:x1="19.879cm" svg:y1="2.23cm" svg:x2="19.853cm" svg:y2="1.674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ETKINLIK<text:line-break/></text:span></text:span></text:p>
      <table:table table:name="Tablo2" table:style-name="Tablo2">
        <table:table-column table:style-name="Tablo2.A" table:number-columns-repeated="2"/>
        <table:table-column table:style-name="Tablo2.C"/>
        <table:table-column table:style-name="Tablo2.A" table:number-columns-repeated="2"/>
        <table:table-column table:style-name="Tablo2.C"/>
        <table:table-column table:style-name="Tablo2.A" table:number-columns-repeated="2"/>
        <table:table-column table:style-name="Tablo2.C"/>
        <table:table-column table:style-name="Tablo2.A"/>
        <table:table-column table:style-name="Tablo2.K"/>
        <table:table-row>
          <table:table-cell table:style-name="Tablo2.A1" office:value-type="string">
            <text:p text:style-name="P17">etkinlik_id</text:p>
          </table:table-cell>
          <table:table-cell table:style-name="Tablo2.A1" office:value-type="string">
            <text:p text:style-name="Table_20_Contents">etkinlik_ad</text:p>
          </table:table-cell>
          <table:table-cell table:style-name="Tablo2.A1" office:value-type="string">
            <text:p text:style-name="Table_20_Contents">etkinlik_ilk_gun</text:p>
          </table:table-cell>
          <table:table-cell table:style-name="Tablo2.A1" office:value-type="string">
            <text:p text:style-name="Table_20_Contents">etkinlik_ilk_ay</text:p>
          </table:table-cell>
          <table:table-cell table:style-name="Tablo2.A1" office:value-type="string">
            <text:p text:style-name="Table_20_Contents">etkinlik_ilk_yil</text:p>
          </table:table-cell>
          <table:table-cell table:style-name="Tablo2.A1" office:value-type="string">
            <text:p text:style-name="Table_20_Contents">etkinlik_son_gun</text:p>
          </table:table-cell>
          <table:table-cell table:style-name="Tablo2.A1" office:value-type="string">
            <text:p text:style-name="Table_20_Contents">etkinlik_son_ay</text:p>
          </table:table-cell>
          <table:table-cell table:style-name="Tablo2.A1" office:value-type="string">
            <text:p text:style-name="Table_20_Contents">etkinlik_son_yil</text:p>
          </table:table-cell>
          <table:table-cell table:style-name="Tablo2.A1" office:value-type="string">
            <text:p text:style-name="Table_20_Contents">etkinlik_saat</text:p>
          </table:table-cell>
          <table:table-cell table:style-name="Tablo2.A1" office:value-type="string">
            <text:p text:style-name="Table_20_Contents">etkinlik_durum</text:p>
          </table:table-cell>
          <table:table-cell table:style-name="Tablo2.K1" office:value-type="string">
            <text:p text:style-name="Table_20_Contents">kategori_id</text:p>
          </table:table-cell>
        </table:table-row>
      </table:table>
      <text:p text:style-name="P10"><draw:line text:anchor-type="paragraph" draw:z-index="64" draw:style-name="gr4" draw:text-style-name="P26" svg:x1="10.327cm" svg:y1="0.693cm" svg:x2="8.978cm" svg:y2="8.26cm"><text:p/></draw:line><draw:line text:anchor-type="paragraph" draw:z-index="65" draw:style-name="gr4" draw:text-style-name="P26" svg:x1="0.644cm" svg:y1="0.825cm" svg:x2="10.328cm" svg:y2="0.693cm"><text:p/></draw:line><draw:line text:anchor-type="paragraph" draw:z-index="66" draw:style-name="gr4" draw:text-style-name="P26" svg:x1="0.697cm" svg:y1="0.111cm" svg:x2="0.644cm" svg:y2="0.825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1">ILILCE</text:span></text:span><text:span text:style-name="Varsayılan_20_Paragraf_20_Yazı_20_Tipi"><text:span text:style-name="T8"><text:line-break/></text:span></text:span></text:p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Standard"><text:span text:style-name="Varsayılan_20_Paragraf_20_Yazı_20_Tipi"><text:span text:style-name="T10">ililce_id</text:span></text:span></text:p>
          </table:table-cell>
          <table:table-cell table:style-name="Tablo3.A1" office:value-type="string">
            <text:p text:style-name="P4">il</text:p>
          </table:table-cell>
          <table:table-cell table:style-name="Tablo3.C1" office:value-type="string">
            <text:p text:style-name="Standard"><text:span text:style-name="Varsayılan_20_Paragraf_20_Yazı_20_Tipi"><text:span text:style-name="T8">ilce</text:span></text:span></text:p>
          </table:table-cell>
        </table:table-row>
      </table:table>
      <text:p text:style-name="Standard"><draw:line text:anchor-type="paragraph" draw:z-index="61" draw:style-name="gr4" draw:text-style-name="P26" svg:x1="1.305cm" svg:y1="0.051cm" svg:x2="1.279cm" svg:y2="0.871cm"><text:p/></draw:line><draw:line text:anchor-type="paragraph" draw:z-index="62" draw:style-name="gr4" draw:text-style-name="P26" svg:x1="12.206cm" svg:y1="1.003cm" svg:x2="1.279cm" svg:y2="0.871cm"><text:p/></draw:line><draw:line text:anchor-type="paragraph" draw:z-index="63" draw:style-name="gr4" draw:text-style-name="P26" svg:x1="12.1cm" svg:y1="5.264cm" svg:x2="12.206cm" svg:y2="1.004cm"><text:p/></draw:line><draw:line text:anchor-type="paragraph" draw:z-index="73" draw:style-name="gr4" draw:text-style-name="P26" svg:x1="2.178cm" svg:y1="0.051cm" svg:x2="2.284cm" svg:y2="0.501cm"><text:p/></draw:line><draw:line text:anchor-type="paragraph" draw:z-index="74" draw:style-name="gr4" draw:text-style-name="P26" svg:x1="10.327cm" svg:y1="0.686cm" svg:x2="2.284cm" svg:y2="0.501cm"><text:p/></draw:line><draw:line text:anchor-type="paragraph" draw:z-index="75" draw:style-name="gr4" draw:text-style-name="P26" svg:x1="9.825cm" svg:y1="10.846cm" svg:x2="10.328cm" svg:y2="0.686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</text:span></text:span><text:span text:style-name="Varsayılan_20_Paragraf_20_Yazı_20_Tipi"><text:span text:style-name="T1">SALON</text:span></text:span><text:span text:style-name="Varsayılan_20_Paragraf_20_Yazı_20_Tipi"><text:span text:style-name="T8"><text:line-break/></text:span></text:span></text:p>
      <table:table table:name="Tablo4" table:style-name="Tablo4">
        <table:table-column table:style-name="Tablo4.A"/>
        <table:table-column table:style-name="Tablo4.B"/>
        <table:table-column table:style-name="Tablo4.C"/>
        <table:table-row>
          <table:table-cell table:style-name="Tablo4.A1" office:value-type="string">
            <text:p text:style-name="P5">salon_id</text:p>
          </table:table-cell>
          <table:table-cell table:style-name="Tablo4.A1" office:value-type="string">
            <text:p text:style-name="P4">salon_ad</text:p>
          </table:table-cell>
          <table:table-cell table:style-name="Tablo4.C1" office:value-type="string">
            <text:p text:style-name="P8">salon_kapasite</text:p>
          </table:table-cell>
        </table:table-row>
      </table:table>
      <text:p text:style-name="P4"><draw:line text:anchor-type="paragraph" draw:z-index="67" draw:style-name="gr4" draw:text-style-name="P26" svg:x1="1.12cm" svg:y1="0.071cm" svg:x2="1.041cm" svg:y2="0.68cm"><text:p/></draw:line><draw:line text:anchor-type="paragraph" draw:z-index="70" draw:style-name="gr4" draw:text-style-name="P26" svg:x1="14.773cm" svg:y1="5.23cm" svg:x2="14.852cm" svg:y2="0.467cm"><text:p/></draw:line><draw:line text:anchor-type="paragraph" draw:z-index="71" draw:style-name="gr4" draw:text-style-name="P26" svg:x1="2.231cm" svg:y1="0.362cm" svg:x2="14.852cm" svg:y2="0.468cm"><text:p/></draw:line><draw:line text:anchor-type="paragraph" draw:z-index="72" draw:style-name="gr4" draw:text-style-name="P26" svg:x1="2.178cm" svg:y1="0.044cm" svg:x2="2.231cm" svg:y2="0.362cm"><text:p/></draw:line></text:p>
      <text:p text:style-name="Standard"><draw:line text:anchor-type="paragraph" draw:z-index="68" draw:style-name="gr4" draw:text-style-name="P26" svg:x1="16.81cm" svg:y1="0.376cm" svg:x2="1.041cm" svg:y2="0.111cm"><text:p/></draw:line><draw:line text:anchor-type="paragraph" draw:z-index="69" draw:style-name="gr4" draw:text-style-name="P26" svg:x1="16.81cm" svg:y1="1.672cm" svg:x2="16.81cm" svg:y2="0.376cm"><text:p/></draw:line><text:span text:style-name="Varsayılan_20_Paragraf_20_Yazı_20_Tipi"><text:span text:style-name="T8"><text:line-break/></text:span></text:span><text:span text:style-name="Varsayılan_20_Paragraf_20_Yazı_20_Tipi"><text:span text:style-name="T1">YER</text:span></text:span><text:span text:style-name="Varsayılan_20_Paragraf_20_Yazı_20_Tipi"><text:span text:style-name="T8"><text:line-break/></text:span></text:span></text:p>
      <table:table table:name="Tablo5" table:style-name="Tablo5">
        <table:table-column table:style-name="Tablo5.A" table:number-columns-repeated="3"/>
        <table:table-column table:style-name="Tablo5.D"/>
        <table:table-row>
          <table:table-cell table:style-name="Tablo5.A1" office:value-type="string">
            <text:p text:style-name="P14">yer_id</text:p>
          </table:table-cell>
          <table:table-cell table:style-name="Tablo5.A1" office:value-type="string">
            <text:p text:style-name="P16">etkinlik_id</text:p>
          </table:table-cell>
          <table:table-cell table:style-name="Tablo5.A1" office:value-type="string">
            <text:p text:style-name="P16">ililce_id</text:p>
          </table:table-cell>
          <table:table-cell table:style-name="Tablo5.D1" office:value-type="string">
            <text:p text:style-name="P16">salon_id</text:p>
          </table:table-cell>
        </table:table-row>
      </table:table>
      <text:p text:style-name="Standard"><draw:line text:anchor-type="paragraph" draw:z-index="85" draw:style-name="gr4" draw:text-style-name="P26" svg:x1="11.598cm" svg:y1="13.547cm" svg:x2="11.545cm" svg:y2="0.873cm"><text:p/></draw:line><draw:line text:anchor-type="paragraph" draw:z-index="86" draw:style-name="gr4" draw:text-style-name="P26" svg:x1="0.829cm" svg:y1="0.794cm" svg:x2="11.545cm" svg:y2="0.873cm"><text:p/></draw:line><draw:line text:anchor-type="paragraph" draw:z-index="87" draw:style-name="gr4" draw:text-style-name="P26" svg:x1="0.855cm" svg:y1="0.079cm" svg:x2="0.829cm" svg:y2="0.873cm"><text:p/></draw:line><text:span text:style-name="Varsayılan_20_Paragraf_20_Yazı_20_Tipi"><text:span text:style-name="T8"><text:line-break/></text:span></text:span><text:span text:style-name="Varsayılan_20_Paragraf_20_Yazı_20_Tipi"><text:span text:style-name="T8"><text:line-break/>KOLTUK<text:line-break/></text:span></text:span></text:p>
      <table:table table:name="Tablo6" table:style-name="Tablo6">
        <table:table-column table:style-name="Tablo6.A" table:number-columns-repeated="3"/>
        <table:table-row>
          <table:table-cell table:style-name="Tablo6.A1" office:value-type="string">
            <text:p text:style-name="P13">koltuk_id</text:p>
          </table:table-cell>
          <table:table-cell table:style-name="Tablo6.A1" office:value-type="string">
            <text:p text:style-name="P12">koltuk_ad</text:p>
          </table:table-cell>
          <table:table-cell table:style-name="Tablo6.C1" office:value-type="string">
            <text:p text:style-name="P12">salon_id</text:p>
          </table:table-cell>
        </table:table-row>
      </table:table>
      <text:p text:style-name="P4"><draw:line text:anchor-type="paragraph" draw:z-index="90" draw:style-name="gr4" draw:text-style-name="P26" svg:x1="0.856cm" svg:y1="0.034cm" svg:x2="0.803cm" svg:y2="0.616cm"><text:p/></draw:line></text:p>
      <text:p text:style-name="P4"><draw:line text:anchor-type="paragraph" draw:z-index="88" draw:style-name="gr4" draw:text-style-name="P26" svg:x1="14.217cm" svg:y1="10.022cm" svg:x2="13.423cm" svg:y2="0.206cm"><text:p/></draw:line><draw:line text:anchor-type="paragraph" draw:z-index="89" draw:style-name="gr4" draw:text-style-name="P26" svg:x1="0.803cm" svg:y1="0.048cm" svg:x2="13.424cm" svg:y2="0.207cm"><text:p/></draw:line></text:p>
      <text:p text:style-name="P1">UCRET</text:p>
      <text:p text:style-name="P1"><draw:line text:anchor-type="paragraph" draw:z-index="76" draw:style-name="gr4" draw:text-style-name="P26" svg:x1="9.64cm" svg:y1="3.353cm" svg:x2="9.825cm" svg:y2="0.152cm"><text:p/></draw:line></text:p>
      <table:table table:name="Tablo7" table:style-name="Tablo7">
        <table:table-column table:style-name="Tablo7.A" table:number-columns-repeated="3"/>
        <table:table-row>
          <table:table-cell table:style-name="Tablo7.A1" office:value-type="string">
            <text:p text:style-name="P13">ucret_id</text:p>
          </table:table-cell>
          <table:table-cell table:style-name="Tablo7.A1" office:value-type="string">
            <text:p text:style-name="P12">ucret_ad</text:p>
          </table:table-cell>
          <table:table-cell table:style-name="Tablo7.C1" office:value-type="string">
            <text:p text:style-name="P12">ucret_fiyat</text:p>
          </table:table-cell>
        </table:table-row>
      </table:table>
      <text:p text:style-name="P1"><draw:line text:anchor-type="paragraph" draw:z-index="84" draw:style-name="gr4" draw:text-style-name="P26" svg:x1="0.855cm" svg:y1="0.064cm" svg:x2="0.829cm" svg:y2="0.805cm"><text:p/></draw:line></text:p>
      <text:p text:style-name="P1"><draw:line text:anchor-type="paragraph" draw:z-index="82" draw:style-name="gr4" draw:text-style-name="P26" svg:x1="16.889cm" svg:y1="6.863cm" svg:x2="16.836cm" svg:y2="0.328cm"><text:p/></draw:line><draw:line text:anchor-type="paragraph" draw:z-index="83" draw:style-name="gr4" draw:text-style-name="P26" svg:x1="0.829cm" svg:y1="0.196cm" svg:x2="16.836cm" svg:y2="0.328cm"><text:p/></draw:line></text:p>
      <text:p text:style-name="P1"/>
      <text:p text:style-name="P1"><draw:line text:anchor-type="paragraph" draw:z-index="77" draw:style-name="gr4" draw:text-style-name="P26" svg:x1="9.639cm" svg:y1="0.153cm" svg:x2="4.03cm" svg:y2="0.513cm"><text:p/></draw:line><draw:line text:anchor-type="paragraph" draw:z-index="78" draw:style-name="gr4" draw:text-style-name="P26" svg:x1="3.925cm" svg:y1="1.783cm" svg:x2="4.031cm" svg:y2="0.513cm"><text:p/></draw:line></text:p>
      <text:p text:style-name="P4">MEMBER</text:p>
      <text:p text:style-name="P4"/>
      <table:table table:name="Tablo8" table:style-name="Tablo8">
        <table:table-column table:style-name="Tablo8.A" table:number-columns-repeated="7"/>
        <table:table-column table:style-name="Tablo8.H"/>
        <table:table-row>
          <table:table-cell table:style-name="Tablo8.A1" office:value-type="string">
            <text:p text:style-name="P14">member_id</text:p>
          </table:table-cell>
          <table:table-cell table:style-name="Tablo8.A1" office:value-type="string">
            <text:p text:style-name="P16">ililce_id</text:p>
          </table:table-cell>
          <table:table-cell table:style-name="Tablo8.A1" office:value-type="string">
            <text:p text:style-name="P16">member_name</text:p>
          </table:table-cell>
          <table:table-cell table:style-name="Tablo8.A1" office:value-type="string">
            <text:p text:style-name="P16">member_surname</text:p>
          </table:table-cell>
          <table:table-cell table:style-name="Tablo8.A1" office:value-type="string">
            <text:p text:style-name="P16">member_email</text:p>
          </table:table-cell>
          <table:table-cell table:style-name="Tablo8.A1" office:value-type="string">
            <text:p text:style-name="P16">member_username</text:p>
          </table:table-cell>
          <table:table-cell table:style-name="Tablo8.A1" office:value-type="string">
            <text:p text:style-name="P16">member_password</text:p>
          </table:table-cell>
          <table:table-cell table:style-name="Tablo8.H1" office:value-type="string">
            <text:p text:style-name="P16">member_telephone</text:p>
          </table:table-cell>
        </table:table-row>
      </table:table>
      <text:p text:style-name="P6"><draw:line text:anchor-type="paragraph" draw:z-index="79" draw:style-name="gr4" draw:text-style-name="P26" svg:x1="1.278cm" svg:y1="0.081cm" svg:x2="1.252cm" svg:y2="0.848cm"><text:p/></draw:line></text:p>
      <text:p text:style-name="P6"><draw:line text:anchor-type="paragraph" draw:z-index="80" draw:style-name="gr4" draw:text-style-name="P26" svg:x1="19.508cm" svg:y1="0.968cm" svg:x2="1.252cm" svg:y2="0.28cm"><text:p/></draw:line></text:p>
      <text:p text:style-name="P6"><draw:line text:anchor-type="paragraph" draw:z-index="81" draw:style-name="gr4" draw:text-style-name="P26" svg:x1="19.509cm" svg:y1="1.432cm" svg:x2="19.509cm" svg:y2="0.4cm"><text:p/></draw:line>REZERVE</text:p>
      <text:p text:style-name="P6"/>
      <table:table table:name="Tablo9" table:style-name="Tablo9">
        <table:table-column table:style-name="Tablo9.A" table:number-columns-repeated="7"/>
        <table:table-column table:style-name="Tablo9.H"/>
        <table:table-row>
          <table:table-cell table:style-name="Tablo9.A1" office:value-type="string">
            <text:p text:style-name="P14">rezerve_id</text:p>
          </table:table-cell>
          <table:table-cell table:style-name="Tablo9.A1" office:value-type="string">
            <text:p text:style-name="P16">rezerve_gu<text:soft-page-break/>n</text:p>
          </table:table-cell>
          <table:table-cell table:style-name="Tablo9.A1" office:value-type="string">
            <text:p text:style-name="P16">rezerve_ay</text:p>
          </table:table-cell>
          <table:table-cell table:style-name="Tablo9.A1" office:value-type="string">
            <text:p text:style-name="P16">rezerve_yil</text:p>
          </table:table-cell>
          <table:table-cell table:style-name="Tablo9.A1" office:value-type="string">
            <text:p text:style-name="P16">yer_id</text:p>
          </table:table-cell>
          <table:table-cell table:style-name="Tablo9.A1" office:value-type="string">
            <text:p text:style-name="P16">koltuk_id</text:p>
          </table:table-cell>
          <table:table-cell table:style-name="Tablo9.A1" office:value-type="string">
            <text:p text:style-name="P16">ucret_id</text:p>
          </table:table-cell>
          <table:table-cell table:style-name="Tablo9.H1" office:value-type="string">
            <text:p text:style-name="P16">member_id</text:p>
          </table:table-cell>
        </table:table-row>
      </table:table>
      <text:p text:style-name="P6"/>
      <text:p text:style-name="P6"/>
      <text:p text:style-name="P6">ADMIN</text:p>
      <text:p text:style-name="P6"/>
      <table:table table:name="Tablo10" table:style-name="Tablo10">
        <table:table-column table:style-name="Tablo10.A" table:number-columns-repeated="3"/>
        <table:table-column table:style-name="Tablo10.D"/>
        <table:table-row>
          <table:table-cell table:style-name="Tablo10.A1" office:value-type="string">
            <text:p text:style-name="P14">admin_id</text:p>
          </table:table-cell>
          <table:table-cell table:style-name="Tablo10.A1" office:value-type="string">
            <text:p text:style-name="P16">admin_name</text:p>
          </table:table-cell>
          <table:table-cell table:style-name="Tablo10.A1" office:value-type="string">
            <text:p text:style-name="P16">admin_surname</text:p>
          </table:table-cell>
          <table:table-cell table:style-name="Tablo10.D1" office:value-type="string">
            <text:p text:style-name="P16">admin_passwor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Konu_20_Başlığı" style:display-name="Konu Başlığı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Alt_20_Konu_20_Başlığı" style:display-name="Alt Konu Başlığı" style:family="paragraph" style:parent-style-name="Konu_20_Başlığı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_20_Paragraf" style:display-name="Liste Paragraf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Varsayılan_20_Paragraf_20_Yazı_20_Tipi" style:display-name="Varsayılan Paragraf Yazı Tipi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053cm" fo:margin-bottom="0cm" fo:margin-left="0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gdemir</meta:initial-creator>
    <dc:creator>comenha </dc:creator>
    <meta:creation-date>2011-01-11T15:14:00Z</meta:creation-date>
    <dc:date>2011-01-12T01:08:07</dc:date>
    <meta:editing-cycles>39</meta:editing-cycles>
    <meta:editing-duration>PT06H24M21S</meta:editing-duration>
    <meta:document-statistic meta:table-count="10" meta:image-count="0" meta:object-count="0" meta:page-count="5" meta:paragraph-count="112" meta:word-count="293" meta:character-count="2685"/>
    <meta:template xlink:type="simple" xlink:actuate="onRequest" xlink:title="" xlink:href="Normal"/>
  </office:meta>
</office:document-meta>
</file>